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1.155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resum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Work Size</text:p>
          </table:table-cell>
          <table:table-cell table:style-name="ce1" table:formula="of:=[$Hoja1.$B$1]" office:value-type="string" office:string-value="Time">
            <text:p>Time</text:p>
          </table:table-cell>
          <table:table-cell table:style-name="ce2" table:formula="of:=[$Hoja1.$C$1]" office:value-type="string" office:string-value="log">
            <text:p>log</text:p>
          </table:table-cell>
          <table:table-cell table:style-name="ce2" table:formula="of:=[$Hoja1.$I$1]" office:value-type="string" office:string-value="Error">
            <text:p>Error</text:p>
          </table:table-cell>
          <table:table-cell table:style-name="ce1" table:formula="of:=[$Hoja1_2.$B$1]" office:value-type="string" office:string-value="Time">
            <text:p>Time</text:p>
          </table:table-cell>
          <table:table-cell table:style-name="ce2" table:formula="of:=[$Hoja1_2.$C$1]" office:value-type="string" office:string-value="log">
            <text:p>log</text:p>
          </table:table-cell>
          <table:table-cell table:style-name="ce2" table:formula="of:=[$Hoja1_2.$I$1]" office:value-type="string" office:string-value="Error">
            <text:p>Error</text:p>
          </table:table-cell>
          <table:table-cell table:style-name="ce1" table:formula="of:=[$Hoja1_3.$B$1]" office:value-type="string" office:string-value="Time">
            <text:p>Time</text:p>
          </table:table-cell>
          <table:table-cell table:style-name="ce2" table:formula="of:=[$Hoja1_3.$C$1]" office:value-type="string" office:string-value="log">
            <text:p>log</text:p>
          </table:table-cell>
          <table:table-cell table:style-name="ce2" table:formula="of:=[$Hoja1_3.$I$1]" office:value-type="string" office:string-value="Error">
            <text:p>Error</text:p>
          </table:table-cell>
          <table:table-cell>
            <draw:frame table:end-cell-address="resumen.P19" table:end-x="1.181cm" table:end-y="0.319cm" draw:z-index="0" draw:style-name="gr1" svg:width="12.302cm" svg:height="8.395cm" svg:x="0.17cm" svg:y="0.021cm">
              <draw:object draw:notify-on-update-of-ranges="resumen.A1:resumen.A1 resumen.A2:resumen.A33 resumen.C1:resumen.C1 resumen.C2:resumen.C33 resumen.F1:resumen.F1 resumen.F2:resumen.F33 resumen.I1:resumen.I1 resumen.I2:resumen.I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$Hoja1.$B$2]" office:value-type="float" office:value="8831">
            <text:p>8831</text:p>
          </table:table-cell>
          <table:table-cell table:formula="of:=[$Hoja1.$C$2]" office:value-type="float" office:value="3.94600988476576">
            <text:p>3,95</text:p>
          </table:table-cell>
          <table:table-cell table:formula="of:=[$Hoja1.$I$2]" office:value-type="float" office:value="259.086858022556">
            <text:p>259,09</text:p>
          </table:table-cell>
          <table:table-cell table:formula="of:=[$Hoja1_2.$B$2]" office:value-type="float" office:value="8760">
            <text:p>8760</text:p>
          </table:table-cell>
          <table:table-cell table:formula="of:=[$Hoja1_2.$C$2]" office:value-type="float" office:value="3.94250410616808">
            <text:p>3,94</text:p>
          </table:table-cell>
          <table:table-cell table:formula="of:=[$Hoja1_2.$I$2]" office:value-type="float" office:value="66.1687237295688">
            <text:p>66,17</text:p>
          </table:table-cell>
          <table:table-cell table:formula="of:=[$Hoja1_3.$B$2]" office:value-type="float" office:value="92391">
            <text:p>92391</text:p>
          </table:table-cell>
          <table:table-cell table:formula="of:=[$Hoja1_3.$C$2]" office:value-type="float" office:value="4.96562966774926">
            <text:p>4,97</text:p>
          </table:table-cell>
          <table:table-cell table:formula="of:=[$Hoja1_3.$I$2]" office:value-type="float" office:value="27472.9293177848">
            <text:p>27472,93</text:p>
          </table:table-cell>
          <table:table-cell/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[$Hoja1.$B$3]" office:value-type="float" office:value="4996">
            <text:p>4996</text:p>
          </table:table-cell>
          <table:table-cell table:formula="of:=[$Hoja1.$C$3]" office:value-type="float" office:value="3.6986224297021">
            <text:p>3,70</text:p>
          </table:table-cell>
          <table:table-cell table:formula="of:=[$Hoja1.$I$3]" office:value-type="float" office:value="97.5663876547656">
            <text:p>97,57</text:p>
          </table:table-cell>
          <table:table-cell table:formula="of:=[$Hoja1_2.$B$3]" office:value-type="float" office:value="5251">
            <text:p>5251</text:p>
          </table:table-cell>
          <table:table-cell table:formula="of:=[$Hoja1_2.$C$3]" office:value-type="float" office:value="3.72024201828706">
            <text:p>3,72</text:p>
          </table:table-cell>
          <table:table-cell table:formula="of:=[$Hoja1_2.$I$3]" office:value-type="float" office:value="445.673310845512">
            <text:p>445,67</text:p>
          </table:table-cell>
          <table:table-cell table:formula="of:=[$Hoja1_3.$B$3]" office:value-type="float" office:value="26353">
            <text:p>26353</text:p>
          </table:table-cell>
          <table:table-cell table:formula="of:=[$Hoja1_3.$C$3]" office:value-type="float" office:value="4.42083006202611">
            <text:p>4,42</text:p>
          </table:table-cell>
          <table:table-cell table:formula="of:=[$Hoja1_3.$I$3]" office:value-type="float" office:value="1729.23980407577">
            <text:p>1729,24</text:p>
          </table:table-cell>
          <table:table-cell/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[$Hoja1.$B$4]" office:value-type="float" office:value="3813">
            <text:p>3813</text:p>
          </table:table-cell>
          <table:table-cell table:formula="of:=[$Hoja1.$C$4]" office:value-type="float" office:value="3.58126680527367">
            <text:p>3,58</text:p>
          </table:table-cell>
          <table:table-cell table:formula="of:=[$Hoja1.$I$4]" office:value-type="float" office:value="102.680572651305">
            <text:p>102,68</text:p>
          </table:table-cell>
          <table:table-cell table:formula="of:=[$Hoja1_2.$B$4]" office:value-type="float" office:value="4209">
            <text:p>4209</text:p>
          </table:table-cell>
          <table:table-cell table:formula="of:=[$Hoja1_2.$C$4]" office:value-type="float" office:value="3.62417892574802">
            <text:p>3,62</text:p>
          </table:table-cell>
          <table:table-cell table:formula="of:=[$Hoja1_2.$I$4]" office:value-type="float" office:value="376.303467961697">
            <text:p>376,30</text:p>
          </table:table-cell>
          <table:table-cell table:formula="of:=[$Hoja1_3.$B$4]" office:value-type="float" office:value="19858">
            <text:p>19858</text:p>
          </table:table-cell>
          <table:table-cell table:formula="of:=[$Hoja1_3.$C$4]" office:value-type="float" office:value="4.29793550635965">
            <text:p>4,30</text:p>
          </table:table-cell>
          <table:table-cell table:formula="of:=[$Hoja1_3.$I$4]" office:value-type="float" office:value="2754.77400161973">
            <text:p>2754,77</text:p>
          </table:table-cell>
          <table:table-cell/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[$Hoja1.$B$5]" office:value-type="float" office:value="3317">
            <text:p>3317</text:p>
          </table:table-cell>
          <table:table-cell table:formula="of:=[$Hoja1.$C$5]" office:value-type="float" office:value="3.52074547151948">
            <text:p>3,52</text:p>
          </table:table-cell>
          <table:table-cell table:formula="of:=[$Hoja1.$I$5]" office:value-type="float" office:value="95.048934765204">
            <text:p>95,05</text:p>
          </table:table-cell>
          <table:table-cell table:formula="of:=[$Hoja1_2.$B$5]" office:value-type="float" office:value="4156">
            <text:p>4156</text:p>
          </table:table-cell>
          <table:table-cell table:formula="of:=[$Hoja1_2.$C$5]" office:value-type="float" office:value="3.61867553888514">
            <text:p>3,62</text:p>
          </table:table-cell>
          <table:table-cell table:formula="of:=[$Hoja1_2.$I$5]" office:value-type="float" office:value="34.7390270445216">
            <text:p>34,74</text:p>
          </table:table-cell>
          <table:table-cell table:formula="of:=[$Hoja1_3.$B$5]" office:value-type="float" office:value="14941">
            <text:p>14941</text:p>
          </table:table-cell>
          <table:table-cell table:formula="of:=[$Hoja1_3.$C$5]" office:value-type="float" office:value="4.17437966574899">
            <text:p>4,17</text:p>
          </table:table-cell>
          <table:table-cell table:formula="of:=[$Hoja1_3.$I$5]" office:value-type="float" office:value="1463.61630900998">
            <text:p>1463,62</text:p>
          </table:table-cell>
          <table:table-cell/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[$Hoja1.$B$6]" office:value-type="float" office:value="2927">
            <text:p>2927</text:p>
          </table:table-cell>
          <table:table-cell table:formula="of:=[$Hoja1.$C$6]" office:value-type="float" office:value="3.46642272243379">
            <text:p>3,47</text:p>
          </table:table-cell>
          <table:table-cell table:formula="of:=[$Hoja1.$I$6]" office:value-type="float" office:value="316.726696064604">
            <text:p>316,73</text:p>
          </table:table-cell>
          <table:table-cell table:formula="of:=[$Hoja1_2.$B$6]" office:value-type="float" office:value="3156">
            <text:p>3156</text:p>
          </table:table-cell>
          <table:table-cell table:formula="of:=[$Hoja1_2.$C$6]" office:value-type="float" office:value="3.49913699453738">
            <text:p>3,50</text:p>
          </table:table-cell>
          <table:table-cell table:formula="of:=[$Hoja1_2.$I$6]" office:value-type="float" office:value="275.585195538512">
            <text:p>275,59</text:p>
          </table:table-cell>
          <table:table-cell table:formula="of:=[$Hoja1_3.$B$6]" office:value-type="float" office:value="12801">
            <text:p>12801</text:p>
          </table:table-cell>
          <table:table-cell table:formula="of:=[$Hoja1_3.$C$6]" office:value-type="float" office:value="4.10724389757897">
            <text:p>4,11</text:p>
          </table:table-cell>
          <table:table-cell table:formula="of:=[$Hoja1_3.$I$6]" office:value-type="float" office:value="209.888541850192">
            <text:p>209,89</text:p>
          </table:table-cell>
          <table:table-cell/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[$Hoja1.$B$7]" office:value-type="float" office:value="2553">
            <text:p>2553</text:p>
          </table:table-cell>
          <table:table-cell table:formula="of:=[$Hoja1.$C$7]" office:value-type="float" office:value="3.40705081480425">
            <text:p>3,41</text:p>
          </table:table-cell>
          <table:table-cell table:formula="of:=[$Hoja1.$I$7]" office:value-type="float" office:value="63.2905996179527">
            <text:p>63,29</text:p>
          </table:table-cell>
          <table:table-cell table:formula="of:=[$Hoja1_2.$B$7]" office:value-type="float" office:value="2843">
            <text:p>2843</text:p>
          </table:table-cell>
          <table:table-cell table:formula="of:=[$Hoja1_2.$C$7]" office:value-type="float" office:value="3.45377685969044">
            <text:p>3,45</text:p>
          </table:table-cell>
          <table:table-cell table:formula="of:=[$Hoja1_2.$I$7]" office:value-type="float" office:value="205.363823493818">
            <text:p>205,36</text:p>
          </table:table-cell>
          <table:table-cell table:formula="of:=[$Hoja1_3.$B$7]" office:value-type="float" office:value="13039">
            <text:p>13039</text:p>
          </table:table-cell>
          <table:table-cell table:formula="of:=[$Hoja1_3.$C$7]" office:value-type="float" office:value="4.11524428532726">
            <text:p>4,12</text:p>
          </table:table-cell>
          <table:table-cell table:formula="of:=[$Hoja1_3.$I$7]" office:value-type="float" office:value="955.138314591138">
            <text:p>955,14</text:p>
          </table:table-cell>
          <table:table-cell/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[$Hoja1.$B$8]" office:value-type="float" office:value="2458">
            <text:p>2458</text:p>
          </table:table-cell>
          <table:table-cell table:formula="of:=[$Hoja1.$C$8]" office:value-type="float" office:value="3.39058187855043">
            <text:p>3,39</text:p>
          </table:table-cell>
          <table:table-cell table:formula="of:=[$Hoja1.$I$8]" office:value-type="float" office:value="10.0598210719674">
            <text:p>10,06</text:p>
          </table:table-cell>
          <table:table-cell table:formula="of:=[$Hoja1_2.$B$8]" office:value-type="float" office:value="2615">
            <text:p>2615</text:p>
          </table:table-cell>
          <table:table-cell table:formula="of:=[$Hoja1_2.$C$8]" office:value-type="float" office:value="3.41747169320329">
            <text:p>3,42</text:p>
          </table:table-cell>
          <table:table-cell table:formula="of:=[$Hoja1_2.$I$8]" office:value-type="float" office:value="207.322936502453">
            <text:p>207,32</text:p>
          </table:table-cell>
          <table:table-cell table:formula="of:=[$Hoja1_3.$B$8]" office:value-type="float" office:value="11324">
            <text:p>11324</text:p>
          </table:table-cell>
          <table:table-cell table:formula="of:=[$Hoja1_3.$C$8]" office:value-type="float" office:value="4.05399986069306">
            <text:p>4,05</text:p>
          </table:table-cell>
          <table:table-cell table:formula="of:=[$Hoja1_3.$I$8]" office:value-type="float" office:value="382.597961311871">
            <text:p>382,60</text:p>
          </table:table-cell>
          <table:table-cell/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[$Hoja1.$B$9]" office:value-type="float" office:value="2269">
            <text:p>2269</text:p>
          </table:table-cell>
          <table:table-cell table:formula="of:=[$Hoja1.$C$9]" office:value-type="float" office:value="3.35583449588494">
            <text:p>3,36</text:p>
          </table:table-cell>
          <table:table-cell table:formula="of:=[$Hoja1.$I$9]" office:value-type="float" office:value="88.1572458734958">
            <text:p>88,16</text:p>
          </table:table-cell>
          <table:table-cell table:formula="of:=[$Hoja1_2.$B$9]" office:value-type="float" office:value="2316">
            <text:p>2316</text:p>
          </table:table-cell>
          <table:table-cell table:formula="of:=[$Hoja1_2.$C$9]" office:value-type="float" office:value="3.3647385550554">
            <text:p>3,36</text:p>
          </table:table-cell>
          <table:table-cell table:formula="of:=[$Hoja1_2.$I$9]" office:value-type="float" office:value="75.2063827078527">
            <text:p>75,21</text:p>
          </table:table-cell>
          <table:table-cell table:formula="of:=[$Hoja1_3.$B$9]" office:value-type="float" office:value="10778">
            <text:p>10778</text:p>
          </table:table-cell>
          <table:table-cell table:formula="of:=[$Hoja1_3.$C$9]" office:value-type="float" office:value="4.03253817926001">
            <text:p>4,03</text:p>
          </table:table-cell>
          <table:table-cell table:formula="of:=[$Hoja1_3.$I$9]" office:value-type="float" office:value="1010.1085585223">
            <text:p>1010,11</text:p>
          </table:table-cell>
          <table:table-cell/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[$Hoja1.$B$10]" office:value-type="float" office:value="2381">
            <text:p>2381</text:p>
          </table:table-cell>
          <table:table-cell table:formula="of:=[$Hoja1.$C$10]" office:value-type="float" office:value="3.37675939540488">
            <text:p>3,38</text:p>
          </table:table-cell>
          <table:table-cell table:formula="of:=[$Hoja1.$I$10]" office:value-type="float" office:value="80.6628786989406">
            <text:p>80,66</text:p>
          </table:table-cell>
          <table:table-cell table:formula="of:=[$Hoja1_2.$B$10]" office:value-type="float" office:value="2271">
            <text:p>2271</text:p>
          </table:table-cell>
          <table:table-cell table:formula="of:=[$Hoja1_2.$C$10]" office:value-type="float" office:value="3.35621713421973">
            <text:p>3,36</text:p>
          </table:table-cell>
          <table:table-cell table:formula="of:=[$Hoja1_2.$I$10]" office:value-type="float" office:value="184.641544620922">
            <text:p>184,64</text:p>
          </table:table-cell>
          <table:table-cell table:formula="of:=[$Hoja1_3.$B$10]" office:value-type="float" office:value="10286">
            <text:p>10286</text:p>
          </table:table-cell>
          <table:table-cell table:formula="of:=[$Hoja1_3.$C$10]" office:value-type="float" office:value="4.01224651998507">
            <text:p>4,01</text:p>
          </table:table-cell>
          <table:table-cell table:formula="of:=[$Hoja1_3.$I$10]" office:value-type="float" office:value="719.262956087688">
            <text:p>719,26</text:p>
          </table:table-cell>
          <table:table-cell/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[$Hoja1.$B$11]" office:value-type="float" office:value="2192">
            <text:p>2192</text:p>
          </table:table-cell>
          <table:table-cell table:formula="of:=[$Hoja1.$C$11]" office:value-type="float" office:value="3.34084054981233">
            <text:p>3,34</text:p>
          </table:table-cell>
          <table:table-cell table:formula="of:=[$Hoja1.$I$11]" office:value-type="float" office:value="28.474550040343">
            <text:p>28,47</text:p>
          </table:table-cell>
          <table:table-cell table:formula="of:=[$Hoja1_2.$B$11]" office:value-type="float" office:value="2206">
            <text:p>2206</text:p>
          </table:table-cell>
          <table:table-cell table:formula="of:=[$Hoja1_2.$C$11]" office:value-type="float" office:value="3.34360550810417">
            <text:p>3,34</text:p>
          </table:table-cell>
          <table:table-cell table:formula="of:=[$Hoja1_2.$I$11]" office:value-type="float" office:value="250.274848916147">
            <text:p>250,27</text:p>
          </table:table-cell>
          <table:table-cell table:formula="of:=[$Hoja1_3.$B$11]" office:value-type="float" office:value="10534">
            <text:p>10534</text:p>
          </table:table-cell>
          <table:table-cell table:formula="of:=[$Hoja1_3.$C$11]" office:value-type="float" office:value="4.02259331402146">
            <text:p>4,02</text:p>
          </table:table-cell>
          <table:table-cell table:formula="of:=[$Hoja1_3.$I$11]" office:value-type="float" office:value="424.288816727474">
            <text:p>424,29</text:p>
          </table:table-cell>
          <table:table-cell/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[$Hoja1.$B$12]" office:value-type="float" office:value="2215">
            <text:p>2215</text:p>
          </table:table-cell>
          <table:table-cell table:formula="of:=[$Hoja1.$C$12]" office:value-type="float" office:value="3.34537373055909">
            <text:p>3,35</text:p>
          </table:table-cell>
          <table:table-cell table:formula="of:=[$Hoja1.$I$12]" office:value-type="float" office:value="100.830055043127">
            <text:p>100,83</text:p>
          </table:table-cell>
          <table:table-cell table:formula="of:=[$Hoja1_2.$B$12]" office:value-type="float" office:value="2517">
            <text:p>2517</text:p>
          </table:table-cell>
          <table:table-cell table:formula="of:=[$Hoja1_2.$C$12]" office:value-type="float" office:value="3.40088321554836">
            <text:p>3,40</text:p>
          </table:table-cell>
          <table:table-cell table:formula="of:=[$Hoja1_2.$I$12]" office:value-type="float" office:value="180.111909656191">
            <text:p>180,11</text:p>
          </table:table-cell>
          <table:table-cell table:formula="of:=[$Hoja1_3.$B$12]" office:value-type="float" office:value="9630">
            <text:p>9630</text:p>
          </table:table-cell>
          <table:table-cell table:formula="of:=[$Hoja1_3.$C$12]" office:value-type="float" office:value="3.98362628712453">
            <text:p>3,98</text:p>
          </table:table-cell>
          <table:table-cell table:formula="of:=[$Hoja1_3.$I$12]" office:value-type="float" office:value="733.548430575651">
            <text:p>733,55</text:p>
          </table:table-cell>
          <table:table-cell/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[$Hoja1.$B$13]" office:value-type="float" office:value="2373">
            <text:p>2373</text:p>
          </table:table-cell>
          <table:table-cell table:formula="of:=[$Hoja1.$C$13]" office:value-type="float" office:value="3.37529773821734">
            <text:p>3,38</text:p>
          </table:table-cell>
          <table:table-cell table:formula="of:=[$Hoja1.$I$13]" office:value-type="float" office:value="143.193226096768">
            <text:p>143,19</text:p>
          </table:table-cell>
          <table:table-cell table:formula="of:=[$Hoja1_2.$B$13]" office:value-type="float" office:value="2141">
            <text:p>2141</text:p>
          </table:table-cell>
          <table:table-cell table:formula="of:=[$Hoja1_2.$C$13]" office:value-type="float" office:value="3.33061666729444">
            <text:p>3,33</text:p>
          </table:table-cell>
          <table:table-cell table:formula="of:=[$Hoja1_2.$I$13]" office:value-type="float" office:value="149.490802392656">
            <text:p>149,49</text:p>
          </table:table-cell>
          <table:table-cell table:formula="of:=[$Hoja1_3.$B$13]" office:value-type="float" office:value="9485">
            <text:p>9485</text:p>
          </table:table-cell>
          <table:table-cell table:formula="of:=[$Hoja1_3.$C$13]" office:value-type="float" office:value="3.97703733522468">
            <text:p>3,98</text:p>
          </table:table-cell>
          <table:table-cell table:formula="of:=[$Hoja1_3.$I$13]" office:value-type="float" office:value="665.878367271381">
            <text:p>665,88</text:p>
          </table:table-cell>
          <table:table-cell/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[$Hoja1.$B$14]" office:value-type="float" office:value="2080">
            <text:p>2080</text:p>
          </table:table-cell>
          <table:table-cell table:formula="of:=[$Hoja1.$C$14]" office:value-type="float" office:value="3.31806333496276">
            <text:p>3,32</text:p>
          </table:table-cell>
          <table:table-cell table:formula="of:=[$Hoja1.$I$14]" office:value-type="float" office:value="34.165772346019">
            <text:p>34,17</text:p>
          </table:table-cell>
          <table:table-cell table:formula="of:=[$Hoja1_2.$B$14]" office:value-type="float" office:value="2022">
            <text:p>2022</text:p>
          </table:table-cell>
          <table:table-cell table:formula="of:=[$Hoja1_2.$C$14]" office:value-type="float" office:value="3.30578115125498">
            <text:p>3,31</text:p>
          </table:table-cell>
          <table:table-cell table:formula="of:=[$Hoja1_2.$I$14]" office:value-type="float" office:value="44.6284662519339">
            <text:p>44,63</text:p>
          </table:table-cell>
          <table:table-cell table:formula="of:=[$Hoja1_3.$B$14]" office:value-type="float" office:value="9176">
            <text:p>9176</text:p>
          </table:table-cell>
          <table:table-cell table:formula="of:=[$Hoja1_3.$C$14]" office:value-type="float" office:value="3.96265340489321">
            <text:p>3,96</text:p>
          </table:table-cell>
          <table:table-cell table:formula="of:=[$Hoja1_3.$I$14]" office:value-type="float" office:value="33.9558536926993">
            <text:p>33,96</text:p>
          </table:table-cell>
          <table:table-cell/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[$Hoja1.$B$15]" office:value-type="float" office:value="2019">
            <text:p>2019</text:p>
          </table:table-cell>
          <table:table-cell table:formula="of:=[$Hoja1.$C$15]" office:value-type="float" office:value="3.30513631894364">
            <text:p>3,31</text:p>
          </table:table-cell>
          <table:table-cell table:formula="of:=[$Hoja1.$I$15]" office:value-type="float" office:value="177.057900134391">
            <text:p>177,06</text:p>
          </table:table-cell>
          <table:table-cell table:formula="of:=[$Hoja1_2.$B$15]" office:value-type="float" office:value="2073">
            <text:p>2073</text:p>
          </table:table-cell>
          <table:table-cell table:formula="of:=[$Hoja1_2.$C$15]" office:value-type="float" office:value="3.31659930209386">
            <text:p>3,32</text:p>
          </table:table-cell>
          <table:table-cell table:formula="of:=[$Hoja1_2.$I$15]" office:value-type="float" office:value="112.241703479589">
            <text:p>112,24</text:p>
          </table:table-cell>
          <table:table-cell table:formula="of:=[$Hoja1_3.$B$15]" office:value-type="float" office:value="9188">
            <text:p>9188</text:p>
          </table:table-cell>
          <table:table-cell table:formula="of:=[$Hoja1_3.$C$15]" office:value-type="float" office:value="3.96322098652299">
            <text:p>3,96</text:p>
          </table:table-cell>
          <table:table-cell table:formula="of:=[$Hoja1_3.$I$15]" office:value-type="float" office:value="463.347925429693">
            <text:p>463,35</text:p>
          </table:table-cell>
          <table:table-cell/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[$Hoja1.$B$16]" office:value-type="float" office:value="2309">
            <text:p>2309</text:p>
          </table:table-cell>
          <table:table-cell table:formula="of:=[$Hoja1.$C$16]" office:value-type="float" office:value="3.36342393291718">
            <text:p>3,36</text:p>
          </table:table-cell>
          <table:table-cell table:formula="of:=[$Hoja1.$I$16]" office:value-type="float" office:value="141.056017241378">
            <text:p>141,06</text:p>
          </table:table-cell>
          <table:table-cell table:formula="of:=[$Hoja1_2.$B$16]" office:value-type="float" office:value="2132">
            <text:p>2132</text:p>
          </table:table-cell>
          <table:table-cell table:formula="of:=[$Hoja1_2.$C$16]" office:value-type="float" office:value="3.32878720035453">
            <text:p>3,33</text:p>
          </table:table-cell>
          <table:table-cell table:formula="of:=[$Hoja1_2.$I$16]" office:value-type="float" office:value="101.071756688009">
            <text:p>101,07</text:p>
          </table:table-cell>
          <table:table-cell table:formula="of:=[$Hoja1_3.$B$16]" office:value-type="float" office:value="9041">
            <text:p>9041</text:p>
          </table:table-cell>
          <table:table-cell table:formula="of:=[$Hoja1_3.$C$16]" office:value-type="float" office:value="3.95621646924339">
            <text:p>3,96</text:p>
          </table:table-cell>
          <table:table-cell table:formula="of:=[$Hoja1_3.$I$16]" office:value-type="float" office:value="448.57362829306">
            <text:p>448,57</text:p>
          </table:table-cell>
          <table:table-cell/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[$Hoja1.$B$17]" office:value-type="float" office:value="2068">
            <text:p>2068</text:p>
          </table:table-cell>
          <table:table-cell table:formula="of:=[$Hoja1.$C$17]" office:value-type="float" office:value="3.3155505344219">
            <text:p>3,32</text:p>
          </table:table-cell>
          <table:table-cell table:formula="of:=[$Hoja1.$I$17]" office:value-type="float" office:value="15.9624559513879">
            <text:p>15,96</text:p>
          </table:table-cell>
          <table:table-cell table:formula="of:=[$Hoja1_2.$B$17]" office:value-type="float" office:value="2177">
            <text:p>2177</text:p>
          </table:table-cell>
          <table:table-cell table:formula="of:=[$Hoja1_2.$C$17]" office:value-type="float" office:value="3.33785842904109">
            <text:p>3,34</text:p>
          </table:table-cell>
          <table:table-cell table:formula="of:=[$Hoja1_2.$I$17]" office:value-type="float" office:value="126.827441825498">
            <text:p>126,83</text:p>
          </table:table-cell>
          <table:table-cell table:formula="of:=[$Hoja1_3.$B$17]" office:value-type="float" office:value="9128">
            <text:p>9128</text:p>
          </table:table-cell>
          <table:table-cell table:formula="of:=[$Hoja1_3.$C$17]" office:value-type="float" office:value="3.96037563141016">
            <text:p>3,96</text:p>
          </table:table-cell>
          <table:table-cell table:formula="of:=[$Hoja1_3.$I$17]" office:value-type="float" office:value="142.094334862443">
            <text:p>142,09</text:p>
          </table:table-cell>
          <table:table-cell/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[$Hoja1.$B$18]" office:value-type="float" office:value="2026">
            <text:p>2026</text:p>
          </table:table-cell>
          <table:table-cell table:formula="of:=[$Hoja1.$C$18]" office:value-type="float" office:value="3.30663944102426">
            <text:p>3,31</text:p>
          </table:table-cell>
          <table:table-cell table:formula="of:=[$Hoja1.$I$18]" office:value-type="float" office:value="127.37739202857">
            <text:p>127,38</text:p>
          </table:table-cell>
          <table:table-cell table:formula="of:=[$Hoja1_2.$B$18]" office:value-type="float" office:value="2076">
            <text:p>2076</text:p>
          </table:table-cell>
          <table:table-cell table:formula="of:=[$Hoja1_2.$C$18]" office:value-type="float" office:value="3.31722734917642">
            <text:p>3,32</text:p>
          </table:table-cell>
          <table:table-cell table:formula="of:=[$Hoja1_2.$I$18]" office:value-type="float" office:value="52.562343935559">
            <text:p>52,56</text:p>
          </table:table-cell>
          <table:table-cell table:formula="of:=[$Hoja1_3.$B$18]" office:value-type="float" office:value="8705">
            <text:p>8705</text:p>
          </table:table-cell>
          <table:table-cell table:formula="of:=[$Hoja1_3.$C$18]" office:value-type="float" office:value="3.93976877545335">
            <text:p>3,94</text:p>
          </table:table-cell>
          <table:table-cell table:formula="of:=[$Hoja1_3.$I$18]" office:value-type="float" office:value="163.330033980282">
            <text:p>163,33</text:p>
          </table:table-cell>
          <table:table-cell>
            <draw:frame table:end-cell-address="resumen.P36" table:end-x="1.5cm" table:end-y="0.398cm" draw:z-index="2" draw:style-name="gr1" svg:width="12.569cm" svg:height="8.125cm" svg:x="0.222cm" svg:y="0.371cm">
              <draw:object draw:notify-on-update-of-ranges="resumen.A2:resumen.A33 resumen.B1:resumen.B1 resumen.B2:resumen.B33 resumen.D2:resumen.D33 resumen.D2:resumen.D33 resumen.E1:resumen.E1 resumen.E2:resumen.E33 resumen.G2:resumen.G33 resumen.G2:resumen.G33 resumen.H1:resumen.H1 resumen.H2:resumen.H33 resumen.J2:resumen.J33 resumen.J2:resumen.J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[$Hoja1.$B$19]" office:value-type="float" office:value="2160">
            <text:p>2160</text:p>
          </table:table-cell>
          <table:table-cell table:formula="of:=[$Hoja1.$C$19]" office:value-type="float" office:value="3.33445375115093">
            <text:p>3,33</text:p>
          </table:table-cell>
          <table:table-cell table:formula="of:=[$Hoja1.$I$19]" office:value-type="float" office:value="77.8864558187109">
            <text:p>77,89</text:p>
          </table:table-cell>
          <table:table-cell table:formula="of:=[$Hoja1_2.$B$19]" office:value-type="float" office:value="2048">
            <text:p>2048</text:p>
          </table:table-cell>
          <table:table-cell table:formula="of:=[$Hoja1_2.$C$19]" office:value-type="float" office:value="3.31132995230379">
            <text:p>3,31</text:p>
          </table:table-cell>
          <table:table-cell table:formula="of:=[$Hoja1_2.$I$19]" office:value-type="float" office:value="74.9753292757024">
            <text:p>74,98</text:p>
          </table:table-cell>
          <table:table-cell table:formula="of:=[$Hoja1_3.$B$19]" office:value-type="float" office:value="8733">
            <text:p>8733</text:p>
          </table:table-cell>
          <table:table-cell table:formula="of:=[$Hoja1_3.$C$19]" office:value-type="float" office:value="3.94116346015847">
            <text:p>3,94</text:p>
          </table:table-cell>
          <table:table-cell table:formula="of:=[$Hoja1_3.$I$19]" office:value-type="float" office:value="246.435995747375">
            <text:p>246,44</text:p>
          </table:table-cell>
          <table:table-cell/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[$Hoja1.$B$20]" office:value-type="float" office:value="1956">
            <text:p>1956</text:p>
          </table:table-cell>
          <table:table-cell table:formula="of:=[$Hoja1.$C$20]" office:value-type="float" office:value="3.29136885045158">
            <text:p>3,29</text:p>
          </table:table-cell>
          <table:table-cell table:formula="of:=[$Hoja1.$I$20]" office:value-type="float" office:value="17.5840837122666">
            <text:p>17,58</text:p>
          </table:table-cell>
          <table:table-cell table:formula="of:=[$Hoja1_2.$B$20]" office:value-type="float" office:value="1961">
            <text:p>1961</text:p>
          </table:table-cell>
          <table:table-cell table:formula="of:=[$Hoja1_2.$C$20]" office:value-type="float" office:value="3.29247759366778">
            <text:p>3,29</text:p>
          </table:table-cell>
          <table:table-cell table:formula="of:=[$Hoja1_2.$I$20]" office:value-type="float" office:value="77.9153386696099">
            <text:p>77,92</text:p>
          </table:table-cell>
          <table:table-cell table:formula="of:=[$Hoja1_3.$B$20]" office:value-type="float" office:value="8606">
            <text:p>8606</text:p>
          </table:table-cell>
          <table:table-cell table:formula="of:=[$Hoja1_3.$C$20]" office:value-type="float" office:value="3.93480134174654">
            <text:p>3,93</text:p>
          </table:table-cell>
          <table:table-cell table:formula="of:=[$Hoja1_3.$I$20]" office:value-type="float" office:value="33.7934904974316">
            <text:p>33,79</text:p>
          </table:table-cell>
          <table:table-cell/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[$Hoja1.$B$21]" office:value-type="float" office:value="2035">
            <text:p>2035</text:p>
          </table:table-cell>
          <table:table-cell table:formula="of:=[$Hoja1.$C$21]" office:value-type="float" office:value="3.30856441356124">
            <text:p>3,31</text:p>
          </table:table-cell>
          <table:table-cell table:formula="of:=[$Hoja1.$I$21]" office:value-type="float" office:value="91.513386998843">
            <text:p>91,51</text:p>
          </table:table-cell>
          <table:table-cell table:formula="of:=[$Hoja1_2.$B$21]" office:value-type="float" office:value="1964">
            <text:p>1964</text:p>
          </table:table-cell>
          <table:table-cell table:formula="of:=[$Hoja1_2.$C$21]" office:value-type="float" office:value="3.29314148345093">
            <text:p>3,29</text:p>
          </table:table-cell>
          <table:table-cell table:formula="of:=[$Hoja1_2.$I$21]" office:value-type="float" office:value="7.61577310586391">
            <text:p>7,62</text:p>
          </table:table-cell>
          <table:table-cell table:formula="of:=[$Hoja1_3.$B$21]" office:value-type="float" office:value="8435">
            <text:p>8435</text:p>
          </table:table-cell>
          <table:table-cell table:formula="of:=[$Hoja1_3.$C$21]" office:value-type="float" office:value="3.92608508692514">
            <text:p>3,93</text:p>
          </table:table-cell>
          <table:table-cell table:formula="of:=[$Hoja1_3.$I$21]" office:value-type="float" office:value="19.8821528009419">
            <text:p>19,88</text:p>
          </table:table-cell>
          <table:table-cell/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[$Hoja1.$B$22]" office:value-type="float" office:value="1994">
            <text:p>1994</text:p>
          </table:table-cell>
          <table:table-cell table:formula="of:=[$Hoja1.$C$22]" office:value-type="float" office:value="3.29972515397564">
            <text:p>3,30</text:p>
          </table:table-cell>
          <table:table-cell table:formula="of:=[$Hoja1.$I$22]" office:value-type="float" office:value="57.5239080730786">
            <text:p>57,52</text:p>
          </table:table-cell>
          <table:table-cell table:formula="of:=[$Hoja1_2.$B$22]" office:value-type="float" office:value="1992">
            <text:p>1992</text:p>
          </table:table-cell>
          <table:table-cell table:formula="of:=[$Hoja1_2.$C$22]" office:value-type="float" office:value="3.29928933408768">
            <text:p>3,30</text:p>
          </table:table-cell>
          <table:table-cell table:formula="of:=[$Hoja1_2.$I$22]" office:value-type="float" office:value="37.6191440625647">
            <text:p>37,62</text:p>
          </table:table-cell>
          <table:table-cell table:formula="of:=[$Hoja1_3.$B$22]" office:value-type="float" office:value="8444">
            <text:p>8444</text:p>
          </table:table-cell>
          <table:table-cell table:formula="of:=[$Hoja1_3.$C$22]" office:value-type="float" office:value="3.92654822463562">
            <text:p>3,93</text:p>
          </table:table-cell>
          <table:table-cell table:formula="of:=[$Hoja1_3.$I$22]" office:value-type="float" office:value="73.4418137030942">
            <text:p>73,44</text:p>
          </table:table-cell>
          <table:table-cell/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[$Hoja1.$B$23]" office:value-type="float" office:value="1987">
            <text:p>1987</text:p>
          </table:table-cell>
          <table:table-cell table:formula="of:=[$Hoja1.$C$23]" office:value-type="float" office:value="3.29819786710981">
            <text:p>3,30</text:p>
          </table:table-cell>
          <table:table-cell table:formula="of:=[$Hoja1.$I$23]" office:value-type="float" office:value="93.3450587872759">
            <text:p>93,35</text:p>
          </table:table-cell>
          <table:table-cell table:formula="of:=[$Hoja1_2.$B$23]" office:value-type="float" office:value="1961">
            <text:p>1961</text:p>
          </table:table-cell>
          <table:table-cell table:formula="of:=[$Hoja1_2.$C$23]" office:value-type="float" office:value="3.29247759366778">
            <text:p>3,29</text:p>
          </table:table-cell>
          <table:table-cell table:formula="of:=[$Hoja1_2.$I$23]" office:value-type="float" office:value="28.5779635383629">
            <text:p>28,58</text:p>
          </table:table-cell>
          <table:table-cell table:formula="of:=[$Hoja1_3.$B$23]" office:value-type="float" office:value="8375">
            <text:p>8375</text:p>
          </table:table-cell>
          <table:table-cell table:formula="of:=[$Hoja1_3.$C$23]" office:value-type="float" office:value="3.92298481570888">
            <text:p>3,92</text:p>
          </table:table-cell>
          <table:table-cell table:formula="of:=[$Hoja1_3.$I$23]" office:value-type="float" office:value="245.134044963159">
            <text:p>245,13</text:p>
          </table:table-cell>
          <table:table-cell/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[$Hoja1.$B$24]" office:value-type="float" office:value="1955">
            <text:p>1955</text:p>
          </table:table-cell>
          <table:table-cell table:formula="of:=[$Hoja1.$C$24]" office:value-type="float" office:value="3.29114676173189">
            <text:p>3,29</text:p>
          </table:table-cell>
          <table:table-cell table:formula="of:=[$Hoja1.$I$24]" office:value-type="float" office:value="41.4306649717332">
            <text:p>41,43</text:p>
          </table:table-cell>
          <table:table-cell table:formula="of:=[$Hoja1_2.$B$24]" office:value-type="float" office:value="1971">
            <text:p>1971</text:p>
          </table:table-cell>
          <table:table-cell table:formula="of:=[$Hoja1_2.$C$24]" office:value-type="float" office:value="3.29468662427944">
            <text:p>3,29</text:p>
          </table:table-cell>
          <table:table-cell table:formula="of:=[$Hoja1_2.$I$24]" office:value-type="float" office:value="27.0979704037037">
            <text:p>27,10</text:p>
          </table:table-cell>
          <table:table-cell table:formula="of:=[$Hoja1_3.$B$24]" office:value-type="float" office:value="8398">
            <text:p>8398</text:p>
          </table:table-cell>
          <table:table-cell table:formula="of:=[$Hoja1_3.$C$24]" office:value-type="float" office:value="3.92417587030192">
            <text:p>3,92</text:p>
          </table:table-cell>
          <table:table-cell table:formula="of:=[$Hoja1_3.$I$24]" office:value-type="float" office:value="40.7860270190662">
            <text:p>40,79</text:p>
          </table:table-cell>
          <table:table-cell/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[$Hoja1.$B$25]" office:value-type="float" office:value="2065">
            <text:p>2065</text:p>
          </table:table-cell>
          <table:table-cell table:formula="of:=[$Hoja1.$C$25]" office:value-type="float" office:value="3.31492005599242">
            <text:p>3,31</text:p>
          </table:table-cell>
          <table:table-cell table:formula="of:=[$Hoja1.$I$25]" office:value-type="float" office:value="67.3706167405346">
            <text:p>67,37</text:p>
          </table:table-cell>
          <table:table-cell table:formula="of:=[$Hoja1_2.$B$25]" office:value-type="float" office:value="1920">
            <text:p>1920</text:p>
          </table:table-cell>
          <table:table-cell table:formula="of:=[$Hoja1_2.$C$25]" office:value-type="float" office:value="3.28330122870355">
            <text:p>3,28</text:p>
          </table:table-cell>
          <table:table-cell table:formula="of:=[$Hoja1_2.$I$25]" office:value-type="float" office:value="10.7563934476199">
            <text:p>10,76</text:p>
          </table:table-cell>
          <table:table-cell table:formula="of:=[$Hoja1_3.$B$25]" office:value-type="float" office:value="8803">
            <text:p>8803</text:p>
          </table:table-cell>
          <table:table-cell table:formula="of:=[$Hoja1_3.$C$25]" office:value-type="float" office:value="3.94463070185628">
            <text:p>3,94</text:p>
          </table:table-cell>
          <table:table-cell table:formula="of:=[$Hoja1_3.$I$25]" office:value-type="float" office:value="293.781721691463">
            <text:p>293,78</text:p>
          </table:table-cell>
          <table:table-cell/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[$Hoja1.$B$26]" office:value-type="float" office:value="1989">
            <text:p>1989</text:p>
          </table:table-cell>
          <table:table-cell table:formula="of:=[$Hoja1.$C$26]" office:value-type="float" office:value="3.29863478312444">
            <text:p>3,30</text:p>
          </table:table-cell>
          <table:table-cell table:formula="of:=[$Hoja1.$I$26]" office:value-type="float" office:value="87.2771447745628">
            <text:p>87,28</text:p>
          </table:table-cell>
          <table:table-cell table:formula="of:=[$Hoja1_2.$B$26]" office:value-type="float" office:value="2016">
            <text:p>2016</text:p>
          </table:table-cell>
          <table:table-cell table:formula="of:=[$Hoja1_2.$C$26]" office:value-type="float" office:value="3.30449052777349">
            <text:p>3,30</text:p>
          </table:table-cell>
          <table:table-cell table:formula="of:=[$Hoja1_2.$I$26]" office:value-type="float" office:value="24.8133028837356">
            <text:p>24,81</text:p>
          </table:table-cell>
          <table:table-cell table:formula="of:=[$Hoja1_3.$B$26]" office:value-type="float" office:value="8049">
            <text:p>8049</text:p>
          </table:table-cell>
          <table:table-cell table:formula="of:=[$Hoja1_3.$C$26]" office:value-type="float" office:value="3.9057419273916">
            <text:p>3,91</text:p>
          </table:table-cell>
          <table:table-cell table:formula="of:=[$Hoja1_3.$I$26]" office:value-type="float" office:value="162.77069760863">
            <text:p>162,77</text:p>
          </table:table-cell>
          <table:table-cell/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[$Hoja1.$B$27]" office:value-type="float" office:value="1924">
            <text:p>1924</text:p>
          </table:table-cell>
          <table:table-cell table:formula="of:=[$Hoja1.$C$27]" office:value-type="float" office:value="3.28420506770179">
            <text:p>3,28</text:p>
          </table:table-cell>
          <table:table-cell table:formula="of:=[$Hoja1.$I$27]" office:value-type="float" office:value="32.3496522392436">
            <text:p>32,35</text:p>
          </table:table-cell>
          <table:table-cell table:formula="of:=[$Hoja1_2.$B$27]" office:value-type="float" office:value="1971">
            <text:p>1971</text:p>
          </table:table-cell>
          <table:table-cell table:formula="of:=[$Hoja1_2.$C$27]" office:value-type="float" office:value="3.29468662427944">
            <text:p>3,29</text:p>
          </table:table-cell>
          <table:table-cell table:formula="of:=[$Hoja1_2.$I$27]" office:value-type="float" office:value="17.9638525934723">
            <text:p>17,96</text:p>
          </table:table-cell>
          <table:table-cell table:formula="of:=[$Hoja1_3.$B$27]" office:value-type="float" office:value="8077">
            <text:p>8077</text:p>
          </table:table-cell>
          <table:table-cell table:formula="of:=[$Hoja1_3.$C$27]" office:value-type="float" office:value="3.90725008288133">
            <text:p>3,91</text:p>
          </table:table-cell>
          <table:table-cell table:formula="of:=[$Hoja1_3.$I$27]" office:value-type="float" office:value="158.425692360804">
            <text:p>158,43</text:p>
          </table:table-cell>
          <table:table-cell/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[$Hoja1.$B$28]" office:value-type="float" office:value="1860">
            <text:p>1860</text:p>
          </table:table-cell>
          <table:table-cell table:formula="of:=[$Hoja1.$C$28]" office:value-type="float" office:value="3.26951294421792">
            <text:p>3,27</text:p>
          </table:table-cell>
          <table:table-cell table:formula="of:=[$Hoja1.$I$28]" office:value-type="float" office:value="9.09395403551173">
            <text:p>9,09</text:p>
          </table:table-cell>
          <table:table-cell table:formula="of:=[$Hoja1_2.$B$28]" office:value-type="float" office:value="1931">
            <text:p>1931</text:p>
          </table:table-cell>
          <table:table-cell table:formula="of:=[$Hoja1_2.$C$28]" office:value-type="float" office:value="3.28578227377939">
            <text:p>3,29</text:p>
          </table:table-cell>
          <table:table-cell table:formula="of:=[$Hoja1_2.$I$28]" office:value-type="float" office:value="21.5986110664552">
            <text:p>21,60</text:p>
          </table:table-cell>
          <table:table-cell table:formula="of:=[$Hoja1_3.$B$28]" office:value-type="float" office:value="8181">
            <text:p>8181</text:p>
          </table:table-cell>
          <table:table-cell table:formula="of:=[$Hoja1_3.$C$28]" office:value-type="float" office:value="3.91280639266129">
            <text:p>3,91</text:p>
          </table:table-cell>
          <table:table-cell table:formula="of:=[$Hoja1_3.$I$28]" office:value-type="float" office:value="123.132855079382">
            <text:p>123,13</text:p>
          </table:table-cell>
          <table:table-cell/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[$Hoja1.$B$29]" office:value-type="float" office:value="1863">
            <text:p>1863</text:p>
          </table:table-cell>
          <table:table-cell table:formula="of:=[$Hoja1.$C$29]" office:value-type="float" office:value="3.27021285489624">
            <text:p>3,27</text:p>
          </table:table-cell>
          <table:table-cell table:formula="of:=[$Hoja1.$I$29]" office:value-type="float" office:value="71.1287564913095">
            <text:p>71,13</text:p>
          </table:table-cell>
          <table:table-cell table:formula="of:=[$Hoja1_2.$B$29]" office:value-type="float" office:value="1965">
            <text:p>1965</text:p>
          </table:table-cell>
          <table:table-cell table:formula="of:=[$Hoja1_2.$C$29]" office:value-type="float" office:value="3.29336255471145">
            <text:p>3,29</text:p>
          </table:table-cell>
          <table:table-cell table:formula="of:=[$Hoja1_2.$I$29]" office:value-type="float" office:value="23.0282435283284">
            <text:p>23,03</text:p>
          </table:table-cell>
          <table:table-cell table:formula="of:=[$Hoja1_3.$B$29]" office:value-type="float" office:value="8230">
            <text:p>8230</text:p>
          </table:table-cell>
          <table:table-cell table:formula="of:=[$Hoja1_3.$C$29]" office:value-type="float" office:value="3.91539983521227">
            <text:p>3,92</text:p>
          </table:table-cell>
          <table:table-cell table:formula="of:=[$Hoja1_3.$I$29]" office:value-type="float" office:value="117.742515685711">
            <text:p>117,74</text:p>
          </table:table-cell>
          <table:table-cell/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[$Hoja1.$B$30]" office:value-type="float" office:value="1964">
            <text:p>1964</text:p>
          </table:table-cell>
          <table:table-cell table:formula="of:=[$Hoja1.$C$30]" office:value-type="float" office:value="3.29314148345093">
            <text:p>3,29</text:p>
          </table:table-cell>
          <table:table-cell table:formula="of:=[$Hoja1.$I$30]" office:value-type="float" office:value="30.0116643990299">
            <text:p>30,01</text:p>
          </table:table-cell>
          <table:table-cell table:formula="of:=[$Hoja1_2.$B$30]" office:value-type="float" office:value="1976">
            <text:p>1976</text:p>
          </table:table-cell>
          <table:table-cell table:formula="of:=[$Hoja1_2.$C$30]" office:value-type="float" office:value="3.29578694025161">
            <text:p>3,30</text:p>
          </table:table-cell>
          <table:table-cell table:formula="of:=[$Hoja1_2.$I$30]" office:value-type="float" office:value="26.8048503073604">
            <text:p>26,80</text:p>
          </table:table-cell>
          <table:table-cell table:formula="of:=[$Hoja1_3.$B$30]" office:value-type="float" office:value="8182">
            <text:p>8182</text:p>
          </table:table-cell>
          <table:table-cell table:formula="of:=[$Hoja1_3.$C$30]" office:value-type="float" office:value="3.91285947516235">
            <text:p>3,91</text:p>
          </table:table-cell>
          <table:table-cell table:formula="of:=[$Hoja1_3.$I$30]" office:value-type="float" office:value="88.0244284275678">
            <text:p>88,02</text:p>
          </table:table-cell>
          <table:table-cell/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[$Hoja1.$B$31]" office:value-type="float" office:value="2073">
            <text:p>2073</text:p>
          </table:table-cell>
          <table:table-cell table:formula="of:=[$Hoja1.$C$31]" office:value-type="float" office:value="3.31659930209386">
            <text:p>3,32</text:p>
          </table:table-cell>
          <table:table-cell table:formula="of:=[$Hoja1.$I$31]" office:value-type="float" office:value="29.593918294136">
            <text:p>29,59</text:p>
          </table:table-cell>
          <table:table-cell table:formula="of:=[$Hoja1_2.$B$31]" office:value-type="float" office:value="2034">
            <text:p>2034</text:p>
          </table:table-cell>
          <table:table-cell table:formula="of:=[$Hoja1_2.$C$31]" office:value-type="float" office:value="3.30835094858673">
            <text:p>3,31</text:p>
          </table:table-cell>
          <table:table-cell table:formula="of:=[$Hoja1_2.$I$31]" office:value-type="float" office:value="70.2260635376923">
            <text:p>70,23</text:p>
          </table:table-cell>
          <table:table-cell table:formula="of:=[$Hoja1_3.$B$31]" office:value-type="float" office:value="8228">
            <text:p>8228</text:p>
          </table:table-cell>
          <table:table-cell table:formula="of:=[$Hoja1_3.$C$31]" office:value-type="float" office:value="3.91529428302269">
            <text:p>3,92</text:p>
          </table:table-cell>
          <table:table-cell table:formula="of:=[$Hoja1_3.$I$31]" office:value-type="float" office:value="122.232156161953">
            <text:p>122,23</text:p>
          </table:table-cell>
          <table:table-cell>
            <draw:frame table:end-cell-address="resumen.P47" table:end-x="0.953cm" table:end-y="0.318cm" draw:z-index="1" draw:style-name="gr1" svg:width="12.125cm" svg:height="7.249cm" svg:x="0.119cm" svg:y="0.266cm">
              <draw:object draw:notify-on-update-of-ranges="Hoja1.A2:Hoja1.A33 Hoja1.B1:Hoja1.B1 Hoja1.B2:Hoja1.B33 Hoja1.I2:Hoja1.I33 Hoja1.I2:Hoja1.I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[$Hoja1.$B$32]" office:value-type="float" office:value="2011">
            <text:p>2011</text:p>
          </table:table-cell>
          <table:table-cell table:formula="of:=[$Hoja1.$C$32]" office:value-type="float" office:value="3.30341207059674">
            <text:p>3,30</text:p>
          </table:table-cell>
          <table:table-cell table:formula="of:=[$Hoja1.$I$32]" office:value-type="float" office:value="19.565275362233">
            <text:p>19,57</text:p>
          </table:table-cell>
          <table:table-cell table:formula="of:=[$Hoja1_2.$B$32]" office:value-type="float" office:value="1991">
            <text:p>1991</text:p>
          </table:table-cell>
          <table:table-cell table:formula="of:=[$Hoja1_2.$C$32]" office:value-type="float" office:value="3.29907126002741">
            <text:p>3,30</text:p>
          </table:table-cell>
          <table:table-cell table:formula="of:=[$Hoja1_2.$I$32]" office:value-type="float" office:value="7.42967024840268">
            <text:p>7,43</text:p>
          </table:table-cell>
          <table:table-cell table:formula="of:=[$Hoja1_3.$B$32]" office:value-type="float" office:value="8120">
            <text:p>8120</text:p>
          </table:table-cell>
          <table:table-cell table:formula="of:=[$Hoja1_3.$C$32]" office:value-type="float" office:value="3.90955602924118">
            <text:p>3,91</text:p>
          </table:table-cell>
          <table:table-cell table:formula="of:=[$Hoja1_3.$I$32]" office:value-type="float" office:value="96.0197896269306">
            <text:p>96,02</text:p>
          </table:table-cell>
          <table:table-cell/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[$Hoja1.$B$33]" office:value-type="float" office:value="2025">
            <text:p>2025</text:p>
          </table:table-cell>
          <table:table-cell table:formula="of:=[$Hoja1.$C$33]" office:value-type="float" office:value="3.30642502755069">
            <text:p>3,31</text:p>
          </table:table-cell>
          <table:table-cell table:formula="of:=[$Hoja1.$I$33]" office:value-type="float" office:value="78.0205101239411">
            <text:p>78,02</text:p>
          </table:table-cell>
          <table:table-cell table:formula="of:=[$Hoja1_2.$B$33]" office:value-type="float" office:value="2012">
            <text:p>2012</text:p>
          </table:table-cell>
          <table:table-cell table:formula="of:=[$Hoja1_2.$C$33]" office:value-type="float" office:value="3.30362797638389">
            <text:p>3,30</text:p>
          </table:table-cell>
          <table:table-cell table:formula="of:=[$Hoja1_2.$I$33]" office:value-type="float" office:value="37.2384210191571">
            <text:p>37,24</text:p>
          </table:table-cell>
          <table:table-cell table:formula="of:=[$Hoja1_3.$B$33]" office:value-type="float" office:value="8371">
            <text:p>8371</text:p>
          </table:table-cell>
          <table:table-cell table:formula="of:=[$Hoja1_3.$C$33]" office:value-type="float" office:value="3.9227773419288">
            <text:p>3,92</text:p>
          </table:table-cell>
          <table:table-cell table:formula="of:=[$Hoja1_3.$I$33]" office:value-type="float" office:value="118.64316246628">
            <text:p>118,64</text:p>
          </table:table-cell>
          <table:table-cell/>
        </table:table-row>
      </table:table>
      <table:table table:name="Hoja1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8831">
            <text:p>8831</text:p>
          </table:table-cell>
          <table:table-cell table:formula="of:=LOG(MEDIAN([.D2:.H2]))" office:value-type="float" office:value="3.94600988476576">
            <text:p>3,9460098848</text:p>
          </table:table-cell>
          <table:table-cell office:value-type="float" office:value="8811">
            <text:p>8811</text:p>
          </table:table-cell>
          <table:table-cell office:value-type="float" office:value="8895">
            <text:p>8895</text:p>
          </table:table-cell>
          <table:table-cell office:value-type="float" office:value="8804">
            <text:p>8804</text:p>
          </table:table-cell>
          <table:table-cell office:value-type="float" office:value="8831">
            <text:p>8831</text:p>
          </table:table-cell>
          <table:table-cell office:value-type="float" office:value="9409">
            <text:p>9409</text:p>
          </table:table-cell>
          <table:table-cell table:formula="of:=SQRT(VAR([.D2:.H2]))" office:value-type="float" office:value="259.086858022556">
            <text:p>259,09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4996">
            <text:p>4996</text:p>
          </table:table-cell>
          <table:table-cell table:formula="of:=LOG(MEDIAN([.D3:.H3]))" office:value-type="float" office:value="3.6986224297021">
            <text:p>3,6986224297</text:p>
          </table:table-cell>
          <table:table-cell office:value-type="float" office:value="4921">
            <text:p>4921</text:p>
          </table:table-cell>
          <table:table-cell office:value-type="float" office:value="4995">
            <text:p>4995</text:p>
          </table:table-cell>
          <table:table-cell office:value-type="float" office:value="4996">
            <text:p>4996</text:p>
          </table:table-cell>
          <table:table-cell office:value-type="float" office:value="5173">
            <text:p>5173</text:p>
          </table:table-cell>
          <table:table-cell office:value-type="float" office:value="5089">
            <text:p>5089</text:p>
          </table:table-cell>
          <table:table-cell table:formula="of:=SQRT(VAR([.D3:.H3]))" office:value-type="float" office:value="97.5663876547656">
            <text:p>97,57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3813">
            <text:p>3813</text:p>
          </table:table-cell>
          <table:table-cell table:formula="of:=LOG(MEDIAN([.D4:.H4]))" office:value-type="float" office:value="3.58126680527367">
            <text:p>3,5812668053</text:p>
          </table:table-cell>
          <table:table-cell office:value-type="float" office:value="3805">
            <text:p>3805</text:p>
          </table:table-cell>
          <table:table-cell office:value-type="float" office:value="4045">
            <text:p>4045</text:p>
          </table:table-cell>
          <table:table-cell office:value-type="float" office:value="3864">
            <text:p>3864</text:p>
          </table:table-cell>
          <table:table-cell office:value-type="float" office:value="3806">
            <text:p>3806</text:p>
          </table:table-cell>
          <table:table-cell office:value-type="float" office:value="3813">
            <text:p>3813</text:p>
          </table:table-cell>
          <table:table-cell table:formula="of:=SQRT(VAR([.D4:.H4]))" office:value-type="float" office:value="102.680572651305">
            <text:p>102,68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3317">
            <text:p>3317</text:p>
          </table:table-cell>
          <table:table-cell table:formula="of:=LOG(MEDIAN([.D5:.H5]))" office:value-type="float" office:value="3.52074547151948">
            <text:p>3,5207454715</text:p>
          </table:table-cell>
          <table:table-cell office:value-type="float" office:value="3448">
            <text:p>3448</text:p>
          </table:table-cell>
          <table:table-cell office:value-type="float" office:value="3430">
            <text:p>3430</text:p>
          </table:table-cell>
          <table:table-cell office:value-type="float" office:value="3317">
            <text:p>3317</text:p>
          </table:table-cell>
          <table:table-cell office:value-type="float" office:value="3261">
            <text:p>3261</text:p>
          </table:table-cell>
          <table:table-cell office:value-type="float" office:value="3242">
            <text:p>3242</text:p>
          </table:table-cell>
          <table:table-cell table:formula="of:=SQRT(VAR([.D5:.H5]))" office:value-type="float" office:value="95.048934765204">
            <text:p>95,05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2927">
            <text:p>2927</text:p>
          </table:table-cell>
          <table:table-cell table:formula="of:=LOG(MEDIAN([.D6:.H6]))" office:value-type="float" office:value="3.46642272243379">
            <text:p>3,4664227224</text:p>
          </table:table-cell>
          <table:table-cell office:value-type="float" office:value="3622">
            <text:p>3622</text:p>
          </table:table-cell>
          <table:table-cell office:value-type="float" office:value="2927">
            <text:p>2927</text:p>
          </table:table-cell>
          <table:table-cell office:value-type="float" office:value="2942">
            <text:p>2942</text:p>
          </table:table-cell>
          <table:table-cell office:value-type="float" office:value="2872">
            <text:p>2872</text:p>
          </table:table-cell>
          <table:table-cell office:value-type="float" office:value="2924">
            <text:p>2924</text:p>
          </table:table-cell>
          <table:table-cell table:formula="of:=SQRT(VAR([.D6:.H6]))" office:value-type="float" office:value="316.726696064604">
            <text:p>316,73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2553">
            <text:p>2553</text:p>
          </table:table-cell>
          <table:table-cell table:formula="of:=LOG(MEDIAN([.D7:.H7]))" office:value-type="float" office:value="3.40705081480425">
            <text:p>3,4070508148</text:p>
          </table:table-cell>
          <table:table-cell office:value-type="float" office:value="2544">
            <text:p>2544</text:p>
          </table:table-cell>
          <table:table-cell office:value-type="float" office:value="2501">
            <text:p>2501</text:p>
          </table:table-cell>
          <table:table-cell office:value-type="float" office:value="2553">
            <text:p>2553</text:p>
          </table:table-cell>
          <table:table-cell office:value-type="float" office:value="2653">
            <text:p>2653</text:p>
          </table:table-cell>
          <table:table-cell office:value-type="float" office:value="2630">
            <text:p>2630</text:p>
          </table:table-cell>
          <table:table-cell table:formula="of:=SQRT(VAR([.D7:.H7]))" office:value-type="float" office:value="63.2905996179527">
            <text:p>63,29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2458">
            <text:p>2458</text:p>
          </table:table-cell>
          <table:table-cell table:formula="of:=LOG(MEDIAN([.D8:.H8]))" office:value-type="float" office:value="3.39058187855043">
            <text:p>3,3905818786</text:p>
          </table:table-cell>
          <table:table-cell office:value-type="float" office:value="2468">
            <text:p>2468</text:p>
          </table:table-cell>
          <table:table-cell office:value-type="float" office:value="2458">
            <text:p>2458</text:p>
          </table:table-cell>
          <table:table-cell office:value-type="float" office:value="2450">
            <text:p>2450</text:p>
          </table:table-cell>
          <table:table-cell office:value-type="float" office:value="2470">
            <text:p>2470</text:p>
          </table:table-cell>
          <table:table-cell office:value-type="float" office:value="2448">
            <text:p>2448</text:p>
          </table:table-cell>
          <table:table-cell table:formula="of:=SQRT(VAR([.D8:.H8]))" office:value-type="float" office:value="10.0598210719674">
            <text:p>10,06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2269">
            <text:p>2269</text:p>
          </table:table-cell>
          <table:table-cell table:formula="of:=LOG(MEDIAN([.D9:.H9]))" office:value-type="float" office:value="3.35583449588494">
            <text:p>3,3558344959</text:p>
          </table:table-cell>
          <table:table-cell office:value-type="float" office:value="2269">
            <text:p>2269</text:p>
          </table:table-cell>
          <table:table-cell office:value-type="float" office:value="2372">
            <text:p>2372</text:p>
          </table:table-cell>
          <table:table-cell office:value-type="float" office:value="2251">
            <text:p>2251</text:p>
          </table:table-cell>
          <table:table-cell office:value-type="float" office:value="2248">
            <text:p>2248</text:p>
          </table:table-cell>
          <table:table-cell office:value-type="float" office:value="2446">
            <text:p>2446</text:p>
          </table:table-cell>
          <table:table-cell table:formula="of:=SQRT(VAR([.D9:.H9]))" office:value-type="float" office:value="88.1572458734958">
            <text:p>88,16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2381">
            <text:p>2381</text:p>
          </table:table-cell>
          <table:table-cell table:formula="of:=LOG(MEDIAN([.D10:.H10]))" office:value-type="float" office:value="3.37675939540488">
            <text:p>3,3767593954</text:p>
          </table:table-cell>
          <table:table-cell office:value-type="float" office:value="2214">
            <text:p>2214</text:p>
          </table:table-cell>
          <table:table-cell office:value-type="float" office:value="2371">
            <text:p>2371</text:p>
          </table:table-cell>
          <table:table-cell office:value-type="float" office:value="2417">
            <text:p>2417</text:p>
          </table:table-cell>
          <table:table-cell office:value-type="float" office:value="2392">
            <text:p>2392</text:p>
          </table:table-cell>
          <table:table-cell office:value-type="float" office:value="2381">
            <text:p>2381</text:p>
          </table:table-cell>
          <table:table-cell table:formula="of:=SQRT(VAR([.D10:.H10]))" office:value-type="float" office:value="80.6628786989406">
            <text:p>80,66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2192">
            <text:p>2192</text:p>
          </table:table-cell>
          <table:table-cell table:formula="of:=LOG(MEDIAN([.D11:.H11]))" office:value-type="float" office:value="3.34084054981233">
            <text:p>3,3408405498</text:p>
          </table:table-cell>
          <table:table-cell office:value-type="float" office:value="2184">
            <text:p>2184</text:p>
          </table:table-cell>
          <table:table-cell office:value-type="float" office:value="2212">
            <text:p>2212</text:p>
          </table:table-cell>
          <table:table-cell office:value-type="float" office:value="2174">
            <text:p>2174</text:p>
          </table:table-cell>
          <table:table-cell office:value-type="float" office:value="2246">
            <text:p>2246</text:p>
          </table:table-cell>
          <table:table-cell office:value-type="float" office:value="2192">
            <text:p>2192</text:p>
          </table:table-cell>
          <table:table-cell table:formula="of:=SQRT(VAR([.D11:.H11]))" office:value-type="float" office:value="28.474550040343">
            <text:p>28,47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2215">
            <text:p>2215</text:p>
          </table:table-cell>
          <table:table-cell table:formula="of:=LOG(MEDIAN([.D12:.H12]))" office:value-type="float" office:value="3.34537373055909">
            <text:p>3,3453737306</text:p>
          </table:table-cell>
          <table:table-cell office:value-type="float" office:value="2100">
            <text:p>2100</text:p>
          </table:table-cell>
          <table:table-cell office:value-type="float" office:value="2046">
            <text:p>2046</text:p>
          </table:table-cell>
          <table:table-cell office:value-type="float" office:value="2235">
            <text:p>2235</text:p>
          </table:table-cell>
          <table:table-cell office:value-type="float" office:value="2215">
            <text:p>2215</text:p>
          </table:table-cell>
          <table:table-cell office:value-type="float" office:value="2290">
            <text:p>2290</text:p>
          </table:table-cell>
          <table:table-cell table:formula="of:=SQRT(VAR([.D12:.H12]))" office:value-type="float" office:value="100.830055043127">
            <text:p>100,83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2373">
            <text:p>2373</text:p>
          </table:table-cell>
          <table:table-cell table:formula="of:=LOG(MEDIAN([.D13:.H13]))" office:value-type="float" office:value="3.37529773821734">
            <text:p>3,3752977382</text:p>
          </table:table-cell>
          <table:table-cell office:value-type="float" office:value="2438">
            <text:p>2438</text:p>
          </table:table-cell>
          <table:table-cell office:value-type="float" office:value="2369">
            <text:p>2369</text:p>
          </table:table-cell>
          <table:table-cell office:value-type="float" office:value="2078">
            <text:p>2078</text:p>
          </table:table-cell>
          <table:table-cell office:value-type="float" office:value="2373">
            <text:p>2373</text:p>
          </table:table-cell>
          <table:table-cell office:value-type="float" office:value="2389">
            <text:p>2389</text:p>
          </table:table-cell>
          <table:table-cell table:formula="of:=SQRT(VAR([.D13:.H13]))" office:value-type="float" office:value="143.193226096768">
            <text:p>143,19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2080">
            <text:p>2080</text:p>
          </table:table-cell>
          <table:table-cell table:formula="of:=LOG(MEDIAN([.D14:.H14]))" office:value-type="float" office:value="3.31806333496276">
            <text:p>3,318063335</text:p>
          </table:table-cell>
          <table:table-cell office:value-type="float" office:value="2127">
            <text:p>2127</text:p>
          </table:table-cell>
          <table:table-cell office:value-type="float" office:value="2040">
            <text:p>2040</text:p>
          </table:table-cell>
          <table:table-cell office:value-type="float" office:value="2085">
            <text:p>2085</text:p>
          </table:table-cell>
          <table:table-cell office:value-type="float" office:value="2080">
            <text:p>2080</text:p>
          </table:table-cell>
          <table:table-cell office:value-type="float" office:value="2050">
            <text:p>2050</text:p>
          </table:table-cell>
          <table:table-cell table:formula="of:=SQRT(VAR([.D14:.H14]))" office:value-type="float" office:value="34.165772346019">
            <text:p>34,17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2019">
            <text:p>2019</text:p>
          </table:table-cell>
          <table:table-cell table:formula="of:=LOG(MEDIAN([.D15:.H15]))" office:value-type="float" office:value="3.30513631894364">
            <text:p>3,3051363189</text:p>
          </table:table-cell>
          <table:table-cell office:value-type="float" office:value="1977">
            <text:p>1977</text:p>
          </table:table-cell>
          <table:table-cell office:value-type="float" office:value="2312">
            <text:p>2312</text:p>
          </table:table-cell>
          <table:table-cell office:value-type="float" office:value="1975">
            <text:p>1975</text:p>
          </table:table-cell>
          <table:table-cell office:value-type="float" office:value="2312">
            <text:p>2312</text:p>
          </table:table-cell>
          <table:table-cell office:value-type="float" office:value="2019">
            <text:p>2019</text:p>
          </table:table-cell>
          <table:table-cell table:formula="of:=SQRT(VAR([.D15:.H15]))" office:value-type="float" office:value="177.057900134391">
            <text:p>177,06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2309">
            <text:p>2309</text:p>
          </table:table-cell>
          <table:table-cell table:formula="of:=LOG(MEDIAN([.D16:.H16]))" office:value-type="float" office:value="3.36342393291718">
            <text:p>3,3634239329</text:p>
          </table:table-cell>
          <table:table-cell office:value-type="float" office:value="2309">
            <text:p>2309</text:p>
          </table:table-cell>
          <table:table-cell office:value-type="float" office:value="2321">
            <text:p>2321</text:p>
          </table:table-cell>
          <table:table-cell office:value-type="float" office:value="2316">
            <text:p>2316</text:p>
          </table:table-cell>
          <table:table-cell office:value-type="float" office:value="2063">
            <text:p>2063</text:p>
          </table:table-cell>
          <table:table-cell office:value-type="float" office:value="2053">
            <text:p>2053</text:p>
          </table:table-cell>
          <table:table-cell table:formula="of:=SQRT(VAR([.D16:.H16]))" office:value-type="float" office:value="141.056017241378">
            <text:p>141,06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2068">
            <text:p>2068</text:p>
          </table:table-cell>
          <table:table-cell table:formula="of:=LOG(MEDIAN([.D17:.H17]))" office:value-type="float" office:value="3.3155505344219">
            <text:p>3,3155505344</text:p>
          </table:table-cell>
          <table:table-cell office:value-type="float" office:value="2051">
            <text:p>2051</text:p>
          </table:table-cell>
          <table:table-cell office:value-type="float" office:value="2071">
            <text:p>2071</text:p>
          </table:table-cell>
          <table:table-cell office:value-type="float" office:value="2068">
            <text:p>2068</text:p>
          </table:table-cell>
          <table:table-cell office:value-type="float" office:value="2075">
            <text:p>2075</text:p>
          </table:table-cell>
          <table:table-cell office:value-type="float" office:value="2037">
            <text:p>2037</text:p>
          </table:table-cell>
          <table:table-cell table:formula="of:=SQRT(VAR([.D17:.H17]))" office:value-type="float" office:value="15.9624559513879">
            <text:p>15,96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2026">
            <text:p>2026</text:p>
          </table:table-cell>
          <table:table-cell table:formula="of:=LOG(MEDIAN([.D18:.H18]))" office:value-type="float" office:value="3.30663944102426">
            <text:p>3,306639441</text:p>
          </table:table-cell>
          <table:table-cell office:value-type="float" office:value="2177">
            <text:p>2177</text:p>
          </table:table-cell>
          <table:table-cell office:value-type="float" office:value="2026">
            <text:p>2026</text:p>
          </table:table-cell>
          <table:table-cell office:value-type="float" office:value="1944">
            <text:p>1944</text:p>
          </table:table-cell>
          <table:table-cell office:value-type="float" office:value="2008">
            <text:p>2008</text:p>
          </table:table-cell>
          <table:table-cell office:value-type="float" office:value="2250">
            <text:p>2250</text:p>
          </table:table-cell>
          <table:table-cell table:formula="of:=SQRT(VAR([.D18:.H18]))" office:value-type="float" office:value="127.37739202857">
            <text:p>127,38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2160">
            <text:p>2160</text:p>
          </table:table-cell>
          <table:table-cell table:formula="of:=LOG(MEDIAN([.D19:.H19]))" office:value-type="float" office:value="3.33445375115093">
            <text:p>3,3344537512</text:p>
          </table:table-cell>
          <table:table-cell office:value-type="float" office:value="2181">
            <text:p>2181</text:p>
          </table:table-cell>
          <table:table-cell office:value-type="float" office:value="2160">
            <text:p>2160</text:p>
          </table:table-cell>
          <table:table-cell office:value-type="float" office:value="2085">
            <text:p>2085</text:p>
          </table:table-cell>
          <table:table-cell office:value-type="float" office:value="2033">
            <text:p>2033</text:p>
          </table:table-cell>
          <table:table-cell office:value-type="float" office:value="2228">
            <text:p>2228</text:p>
          </table:table-cell>
          <table:table-cell table:formula="of:=SQRT(VAR([.D19:.H19]))" office:value-type="float" office:value="77.8864558187109">
            <text:p>77,89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1956">
            <text:p>1956</text:p>
          </table:table-cell>
          <table:table-cell table:formula="of:=LOG(MEDIAN([.D20:.H20]))" office:value-type="float" office:value="3.29136885045158">
            <text:p>3,2913688505</text:p>
          </table:table-cell>
          <table:table-cell office:value-type="float" office:value="1988">
            <text:p>1988</text:p>
          </table:table-cell>
          <table:table-cell office:value-type="float" office:value="1940">
            <text:p>1940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float" office:value="1961">
            <text:p>1961</text:p>
          </table:table-cell>
          <table:table-cell table:formula="of:=SQRT(VAR([.D20:.H20]))" office:value-type="float" office:value="17.5840837122666">
            <text:p>17,58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2035">
            <text:p>2035</text:p>
          </table:table-cell>
          <table:table-cell table:formula="of:=LOG(MEDIAN([.D21:.H21]))" office:value-type="float" office:value="3.30856441356124">
            <text:p>3,3085644136</text:p>
          </table:table-cell>
          <table:table-cell office:value-type="float" office:value="2099">
            <text:p>2099</text:p>
          </table:table-cell>
          <table:table-cell office:value-type="float" office:value="2023">
            <text:p>2023</text:p>
          </table:table-cell>
          <table:table-cell office:value-type="float" office:value="2035">
            <text:p>2035</text:p>
          </table:table-cell>
          <table:table-cell office:value-type="float" office:value="1966">
            <text:p>1966</text:p>
          </table:table-cell>
          <table:table-cell office:value-type="float" office:value="2206">
            <text:p>2206</text:p>
          </table:table-cell>
          <table:table-cell table:formula="of:=SQRT(VAR([.D21:.H21]))" office:value-type="float" office:value="91.513386998843">
            <text:p>91,51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1994">
            <text:p>1994</text:p>
          </table:table-cell>
          <table:table-cell table:formula="of:=LOG(MEDIAN([.D22:.H22]))" office:value-type="float" office:value="3.29972515397564">
            <text:p>3,299725154</text:p>
          </table:table-cell>
          <table:table-cell office:value-type="float" office:value="2045">
            <text:p>2045</text:p>
          </table:table-cell>
          <table:table-cell office:value-type="float" office:value="2020">
            <text:p>2020</text:p>
          </table:table-cell>
          <table:table-cell office:value-type="float" office:value="1904">
            <text:p>1904</text:p>
          </table:table-cell>
          <table:table-cell office:value-type="float" office:value="1942">
            <text:p>1942</text:p>
          </table:table-cell>
          <table:table-cell office:value-type="float" office:value="1994">
            <text:p>1994</text:p>
          </table:table-cell>
          <table:table-cell table:formula="of:=SQRT(VAR([.D22:.H22]))" office:value-type="float" office:value="57.5239080730786">
            <text:p>57,52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1987">
            <text:p>1987</text:p>
          </table:table-cell>
          <table:table-cell table:formula="of:=LOG(MEDIAN([.D23:.H23]))" office:value-type="float" office:value="3.29819786710981">
            <text:p>3,2981978671</text:p>
          </table:table-cell>
          <table:table-cell office:value-type="float" office:value="1880">
            <text:p>1880</text:p>
          </table:table-cell>
          <table:table-cell office:value-type="float" office:value="2141">
            <text:p>2141</text:p>
          </table:table-cell>
          <table:table-cell office:value-type="float" office:value="1987">
            <text:p>1987</text:p>
          </table:table-cell>
          <table:table-cell office:value-type="float" office:value="1990">
            <text:p>1990</text:p>
          </table:table-cell>
          <table:table-cell office:value-type="float" office:value="1980">
            <text:p>1980</text:p>
          </table:table-cell>
          <table:table-cell table:formula="of:=SQRT(VAR([.D23:.H23]))" office:value-type="float" office:value="93.3450587872759">
            <text:p>93,35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1955">
            <text:p>1955</text:p>
          </table:table-cell>
          <table:table-cell table:formula="of:=LOG(MEDIAN([.D24:.H24]))" office:value-type="float" office:value="3.29114676173189">
            <text:p>3,2911467617</text:p>
          </table:table-cell>
          <table:table-cell office:value-type="float" office:value="1915">
            <text:p>1915</text:p>
          </table:table-cell>
          <table:table-cell office:value-type="float" office:value="1928">
            <text:p>1928</text:p>
          </table:table-cell>
          <table:table-cell office:value-type="float" office:value="2006">
            <text:p>2006</text:p>
          </table:table-cell>
          <table:table-cell office:value-type="float" office:value="2001">
            <text:p>2001</text:p>
          </table:table-cell>
          <table:table-cell office:value-type="float" office:value="1955">
            <text:p>1955</text:p>
          </table:table-cell>
          <table:table-cell table:formula="of:=SQRT(VAR([.D24:.H24]))" office:value-type="float" office:value="41.4306649717332">
            <text:p>41,43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2065">
            <text:p>2065</text:p>
          </table:table-cell>
          <table:table-cell table:formula="of:=LOG(MEDIAN([.D25:.H25]))" office:value-type="float" office:value="3.31492005599242">
            <text:p>3,314920056</text:p>
          </table:table-cell>
          <table:table-cell office:value-type="float" office:value="1986">
            <text:p>1986</text:p>
          </table:table-cell>
          <table:table-cell office:value-type="float" office:value="2065">
            <text:p>2065</text:p>
          </table:table-cell>
          <table:table-cell office:value-type="float" office:value="1927">
            <text:p>1927</text:p>
          </table:table-cell>
          <table:table-cell office:value-type="float" office:value="2081">
            <text:p>2081</text:p>
          </table:table-cell>
          <table:table-cell office:value-type="float" office:value="2073">
            <text:p>2073</text:p>
          </table:table-cell>
          <table:table-cell table:formula="of:=SQRT(VAR([.D25:.H25]))" office:value-type="float" office:value="67.3706167405346">
            <text:p>67,37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1989">
            <text:p>1989</text:p>
          </table:table-cell>
          <table:table-cell table:formula="of:=LOG(MEDIAN([.D26:.H26]))" office:value-type="float" office:value="3.29863478312444">
            <text:p>3,2986347831</text:p>
          </table:table-cell>
          <table:table-cell office:value-type="float" office:value="1989">
            <text:p>1989</text:p>
          </table:table-cell>
          <table:table-cell office:value-type="float" office:value="2058">
            <text:p>2058</text:p>
          </table:table-cell>
          <table:table-cell office:value-type="float" office:value="2052">
            <text:p>2052</text:p>
          </table:table-cell>
          <table:table-cell office:value-type="float" office:value="1880">
            <text:p>1880</text:p>
          </table:table-cell>
          <table:table-cell office:value-type="float" office:value="1883">
            <text:p>1883</text:p>
          </table:table-cell>
          <table:table-cell table:formula="of:=SQRT(VAR([.D26:.H26]))" office:value-type="float" office:value="87.2771447745628">
            <text:p>87,28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1924">
            <text:p>1924</text:p>
          </table:table-cell>
          <table:table-cell table:formula="of:=LOG(MEDIAN([.D27:.H27]))" office:value-type="float" office:value="3.28420506770179">
            <text:p>3,2842050677</text:p>
          </table:table-cell>
          <table:table-cell office:value-type="float" office:value="1878">
            <text:p>1878</text:p>
          </table:table-cell>
          <table:table-cell office:value-type="float" office:value="1924">
            <text:p>1924</text:p>
          </table:table-cell>
          <table:table-cell office:value-type="float" office:value="1899">
            <text:p>1899</text:p>
          </table:table-cell>
          <table:table-cell office:value-type="float" office:value="1931">
            <text:p>1931</text:p>
          </table:table-cell>
          <table:table-cell office:value-type="float" office:value="1963">
            <text:p>1963</text:p>
          </table:table-cell>
          <table:table-cell table:formula="of:=SQRT(VAR([.D27:.H27]))" office:value-type="float" office:value="32.3496522392436">
            <text:p>32,35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1860">
            <text:p>1860</text:p>
          </table:table-cell>
          <table:table-cell table:formula="of:=LOG(MEDIAN([.D28:.H28]))" office:value-type="float" office:value="3.26951294421792">
            <text:p>3,2695129442</text:p>
          </table:table-cell>
          <table:table-cell office:value-type="float" office:value="1863">
            <text:p>1863</text:p>
          </table:table-cell>
          <table:table-cell office:value-type="float" office:value="1875">
            <text:p>1875</text:p>
          </table:table-cell>
          <table:table-cell office:value-type="float" office:value="1860">
            <text:p>1860</text:p>
          </table:table-cell>
          <table:table-cell office:value-type="float" office:value="1854">
            <text:p>1854</text:p>
          </table:table-cell>
          <table:table-cell office:value-type="float" office:value="1852">
            <text:p>1852</text:p>
          </table:table-cell>
          <table:table-cell table:formula="of:=SQRT(VAR([.D28:.H28]))" office:value-type="float" office:value="9.09395403551173">
            <text:p>9,09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1863">
            <text:p>1863</text:p>
          </table:table-cell>
          <table:table-cell table:formula="of:=LOG(MEDIAN([.D29:.H29]))" office:value-type="float" office:value="3.27021285489624">
            <text:p>3,2702128549</text:p>
          </table:table-cell>
          <table:table-cell office:value-type="float" office:value="1861">
            <text:p>1861</text:p>
          </table:table-cell>
          <table:table-cell office:value-type="float" office:value="1849">
            <text:p>1849</text:p>
          </table:table-cell>
          <table:table-cell office:value-type="float" office:value="1982">
            <text:p>1982</text:p>
          </table:table-cell>
          <table:table-cell office:value-type="float" office:value="1992">
            <text:p>1992</text:p>
          </table:table-cell>
          <table:table-cell office:value-type="float" office:value="1863">
            <text:p>1863</text:p>
          </table:table-cell>
          <table:table-cell table:formula="of:=SQRT(VAR([.D29:.H29]))" office:value-type="float" office:value="71.1287564913095">
            <text:p>71,13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1964">
            <text:p>1964</text:p>
          </table:table-cell>
          <table:table-cell table:formula="of:=LOG(MEDIAN([.D30:.H30]))" office:value-type="float" office:value="3.29314148345093">
            <text:p>3,2931414835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935">
            <text:p>1935</text:p>
          </table:table-cell>
          <table:table-cell office:value-type="float" office:value="1964">
            <text:p>1964</text:p>
          </table:table-cell>
          <table:table-cell office:value-type="float" office:value="1967">
            <text:p>1967</text:p>
          </table:table-cell>
          <table:table-cell table:formula="of:=SQRT(VAR([.D30:.H30]))" office:value-type="float" office:value="30.0116643990299">
            <text:p>30,01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2073">
            <text:p>2073</text:p>
          </table:table-cell>
          <table:table-cell table:formula="of:=LOG(MEDIAN([.D31:.H31]))" office:value-type="float" office:value="3.31659930209386">
            <text:p>3,3165993021</text:p>
          </table:table-cell>
          <table:table-cell office:value-type="float" office:value="2066">
            <text:p>2066</text:p>
          </table:table-cell>
          <table:table-cell office:value-type="float" office:value="2068">
            <text:p>2068</text:p>
          </table:table-cell>
          <table:table-cell office:value-type="float" office:value="2073">
            <text:p>2073</text:p>
          </table:table-cell>
          <table:table-cell office:value-type="float" office:value="2136">
            <text:p>2136</text:p>
          </table:table-cell>
          <table:table-cell office:value-type="float" office:value="2074">
            <text:p>2074</text:p>
          </table:table-cell>
          <table:table-cell table:formula="of:=SQRT(VAR([.D31:.H31]))" office:value-type="float" office:value="29.593918294136">
            <text:p>29,59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2011">
            <text:p>2011</text:p>
          </table:table-cell>
          <table:table-cell table:formula="of:=LOG(MEDIAN([.D32:.H32]))" office:value-type="float" office:value="3.30341207059674">
            <text:p>3,3034120706</text:p>
          </table:table-cell>
          <table:table-cell office:value-type="float" office:value="2047">
            <text:p>2047</text:p>
          </table:table-cell>
          <table:table-cell office:value-type="float" office:value="2011">
            <text:p>2011</text:p>
          </table:table-cell>
          <table:table-cell office:value-type="float" office:value="2020">
            <text:p>2020</text:p>
          </table:table-cell>
          <table:table-cell office:value-type="float" office:value="1997">
            <text:p>1997</text:p>
          </table:table-cell>
          <table:table-cell office:value-type="float" office:value="2003">
            <text:p>2003</text:p>
          </table:table-cell>
          <table:table-cell table:formula="of:=SQRT(VAR([.D32:.H32]))" office:value-type="float" office:value="19.565275362233">
            <text:p>19,57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2025">
            <text:p>2025</text:p>
          </table:table-cell>
          <table:table-cell table:formula="of:=LOG(MEDIAN([.D33:.H33]))" office:value-type="float" office:value="3.30642502755069">
            <text:p>3,3064250276</text:p>
          </table:table-cell>
          <table:table-cell office:value-type="float" office:value="2064">
            <text:p>2064</text:p>
          </table:table-cell>
          <table:table-cell office:value-type="float" office:value="2025">
            <text:p>2025</text:p>
          </table:table-cell>
          <table:table-cell office:value-type="float" office:value="2036">
            <text:p>2036</text:p>
          </table:table-cell>
          <table:table-cell office:value-type="float" office:value="1866">
            <text:p>1866</text:p>
          </table:table-cell>
          <table:table-cell office:value-type="float" office:value="2020">
            <text:p>2020</text:p>
          </table:table-cell>
          <table:table-cell table:formula="of:=SQRT(VAR([.D33:.H33]))" office:value-type="float" office:value="78.0205101239411">
            <text:p>78,02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1_2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8760">
            <text:p>8760</text:p>
          </table:table-cell>
          <table:table-cell table:formula="of:=LOG(MEDIAN([.D2:.H2]))" office:value-type="float" office:value="3.94250410616808">
            <text:p>3,9425041062</text:p>
          </table:table-cell>
          <table:table-cell office:value-type="float" office:value="8800">
            <text:p>8800</text:p>
          </table:table-cell>
          <table:table-cell office:value-type="float" office:value="8760">
            <text:p>8760</text:p>
          </table:table-cell>
          <table:table-cell office:value-type="float" office:value="8681">
            <text:p>8681</text:p>
          </table:table-cell>
          <table:table-cell office:value-type="float" office:value="8645">
            <text:p>8645</text:p>
          </table:table-cell>
          <table:table-cell office:value-type="float" office:value="8776">
            <text:p>8776</text:p>
          </table:table-cell>
          <table:table-cell table:formula="of:=SQRT(VAR([.D2:.H2]))" office:value-type="float" office:value="66.1687237295688">
            <text:p>66,17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5251">
            <text:p>5251</text:p>
          </table:table-cell>
          <table:table-cell table:formula="of:=LOG(MEDIAN([.D3:.H3]))" office:value-type="float" office:value="3.72024201828706">
            <text:p>3,7202420183</text:p>
          </table:table-cell>
          <table:table-cell office:value-type="float" office:value="5251">
            <text:p>5251</text:p>
          </table:table-cell>
          <table:table-cell office:value-type="float" office:value="5647">
            <text:p>5647</text:p>
          </table:table-cell>
          <table:table-cell office:value-type="float" office:value="5958">
            <text:p>5958</text:p>
          </table:table-cell>
          <table:table-cell office:value-type="float" office:value="4985">
            <text:p>4985</text:p>
          </table:table-cell>
          <table:table-cell office:value-type="float" office:value="4910">
            <text:p>4910</text:p>
          </table:table-cell>
          <table:table-cell table:formula="of:=SQRT(VAR([.D3:.H3]))" office:value-type="float" office:value="445.673310845512">
            <text:p>445,67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4209">
            <text:p>4209</text:p>
          </table:table-cell>
          <table:table-cell table:formula="of:=LOG(MEDIAN([.D4:.H4]))" office:value-type="float" office:value="3.62417892574802">
            <text:p>3,6241789257</text:p>
          </table:table-cell>
          <table:table-cell office:value-type="float" office:value="5029">
            <text:p>5029</text:p>
          </table:table-cell>
          <table:table-cell office:value-type="float" office:value="4576">
            <text:p>4576</text:p>
          </table:table-cell>
          <table:table-cell office:value-type="float" office:value="4140">
            <text:p>4140</text:p>
          </table:table-cell>
          <table:table-cell office:value-type="float" office:value="4209">
            <text:p>4209</text:p>
          </table:table-cell>
          <table:table-cell office:value-type="float" office:value="4199">
            <text:p>4199</text:p>
          </table:table-cell>
          <table:table-cell table:formula="of:=SQRT(VAR([.D4:.H4]))" office:value-type="float" office:value="376.303467961697">
            <text:p>376,30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4156">
            <text:p>4156</text:p>
          </table:table-cell>
          <table:table-cell table:formula="of:=LOG(MEDIAN([.D5:.H5]))" office:value-type="float" office:value="3.61867553888514">
            <text:p>3,6186755389</text:p>
          </table:table-cell>
          <table:table-cell office:value-type="float" office:value="4082">
            <text:p>4082</text:p>
          </table:table-cell>
          <table:table-cell office:value-type="float" office:value="4156">
            <text:p>4156</text:p>
          </table:table-cell>
          <table:table-cell office:value-type="float" office:value="4128">
            <text:p>4128</text:p>
          </table:table-cell>
          <table:table-cell office:value-type="float" office:value="4160">
            <text:p>4160</text:p>
          </table:table-cell>
          <table:table-cell office:value-type="float" office:value="4166">
            <text:p>4166</text:p>
          </table:table-cell>
          <table:table-cell table:formula="of:=SQRT(VAR([.D5:.H5]))" office:value-type="float" office:value="34.7390270445216">
            <text:p>34,74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3156">
            <text:p>3156</text:p>
          </table:table-cell>
          <table:table-cell table:formula="of:=LOG(MEDIAN([.D6:.H6]))" office:value-type="float" office:value="3.49913699453738">
            <text:p>3,4991369945</text:p>
          </table:table-cell>
          <table:table-cell office:value-type="float" office:value="3564">
            <text:p>3564</text:p>
          </table:table-cell>
          <table:table-cell office:value-type="float" office:value="2906">
            <text:p>2906</text:p>
          </table:table-cell>
          <table:table-cell office:value-type="float" office:value="3493">
            <text:p>3493</text:p>
          </table:table-cell>
          <table:table-cell office:value-type="float" office:value="3112">
            <text:p>3112</text:p>
          </table:table-cell>
          <table:table-cell office:value-type="float" office:value="3156">
            <text:p>3156</text:p>
          </table:table-cell>
          <table:table-cell table:formula="of:=SQRT(VAR([.D6:.H6]))" office:value-type="float" office:value="275.585195538512">
            <text:p>275,59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2843">
            <text:p>2843</text:p>
          </table:table-cell>
          <table:table-cell table:formula="of:=LOG(MEDIAN([.D7:.H7]))" office:value-type="float" office:value="3.45377685969044">
            <text:p>3,4537768597</text:p>
          </table:table-cell>
          <table:table-cell office:value-type="float" office:value="3190">
            <text:p>3190</text:p>
          </table:table-cell>
          <table:table-cell office:value-type="float" office:value="2854">
            <text:p>2854</text:p>
          </table:table-cell>
          <table:table-cell office:value-type="float" office:value="2843">
            <text:p>2843</text:p>
          </table:table-cell>
          <table:table-cell office:value-type="float" office:value="2671">
            <text:p>2671</text:p>
          </table:table-cell>
          <table:table-cell office:value-type="float" office:value="2705">
            <text:p>2705</text:p>
          </table:table-cell>
          <table:table-cell table:formula="of:=SQRT(VAR([.D7:.H7]))" office:value-type="float" office:value="205.363823493818">
            <text:p>205,36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2615">
            <text:p>2615</text:p>
          </table:table-cell>
          <table:table-cell table:formula="of:=LOG(MEDIAN([.D8:.H8]))" office:value-type="float" office:value="3.41747169320329">
            <text:p>3,4174716932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2615">
            <text:p>2615</text:p>
          </table:table-cell>
          <table:table-cell office:value-type="float" office:value="2605">
            <text:p>2605</text:p>
          </table:table-cell>
          <table:table-cell office:value-type="float" office:value="3071">
            <text:p>3071</text:p>
          </table:table-cell>
          <table:table-cell table:formula="of:=SQRT(VAR([.D8:.H8]))" office:value-type="float" office:value="207.322936502453">
            <text:p>207,32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2316">
            <text:p>2316</text:p>
          </table:table-cell>
          <table:table-cell table:formula="of:=LOG(MEDIAN([.D9:.H9]))" office:value-type="float" office:value="3.3647385550554">
            <text:p>3,3647385551</text:p>
          </table:table-cell>
          <table:table-cell office:value-type="float" office:value="2316">
            <text:p>2316</text:p>
          </table:table-cell>
          <table:table-cell office:value-type="float" office:value="2296">
            <text:p>2296</text:p>
          </table:table-cell>
          <table:table-cell office:value-type="float" office:value="2444">
            <text:p>2444</text:p>
          </table:table-cell>
          <table:table-cell office:value-type="float" office:value="2310">
            <text:p>2310</text:p>
          </table:table-cell>
          <table:table-cell office:value-type="float" office:value="2444">
            <text:p>2444</text:p>
          </table:table-cell>
          <table:table-cell table:formula="of:=SQRT(VAR([.D9:.H9]))" office:value-type="float" office:value="75.2063827078527">
            <text:p>75,21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2271">
            <text:p>2271</text:p>
          </table:table-cell>
          <table:table-cell table:formula="of:=LOG(MEDIAN([.D10:.H10]))" office:value-type="float" office:value="3.35621713421973">
            <text:p>3,3562171342</text:p>
          </table:table-cell>
          <table:table-cell office:value-type="float" office:value="2269">
            <text:p>2269</text:p>
          </table:table-cell>
          <table:table-cell office:value-type="float" office:value="2240">
            <text:p>2240</text:p>
          </table:table-cell>
          <table:table-cell office:value-type="float" office:value="2271">
            <text:p>2271</text:p>
          </table:table-cell>
          <table:table-cell office:value-type="float" office:value="2682">
            <text:p>2682</text:p>
          </table:table-cell>
          <table:table-cell office:value-type="float" office:value="2418">
            <text:p>2418</text:p>
          </table:table-cell>
          <table:table-cell table:formula="of:=SQRT(VAR([.D10:.H10]))" office:value-type="float" office:value="184.641544620922">
            <text:p>184,64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2206">
            <text:p>2206</text:p>
          </table:table-cell>
          <table:table-cell table:formula="of:=LOG(MEDIAN([.D11:.H11]))" office:value-type="float" office:value="3.34360550810417">
            <text:p>3,3436055081</text:p>
          </table:table-cell>
          <table:table-cell office:value-type="float" office:value="2206">
            <text:p>2206</text:p>
          </table:table-cell>
          <table:table-cell office:value-type="float" office:value="2148">
            <text:p>2148</text:p>
          </table:table-cell>
          <table:table-cell office:value-type="float" office:value="2162">
            <text:p>2162</text:p>
          </table:table-cell>
          <table:table-cell office:value-type="float" office:value="2615">
            <text:p>2615</text:p>
          </table:table-cell>
          <table:table-cell office:value-type="float" office:value="2639">
            <text:p>2639</text:p>
          </table:table-cell>
          <table:table-cell table:formula="of:=SQRT(VAR([.D11:.H11]))" office:value-type="float" office:value="250.274848916147">
            <text:p>250,27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2517">
            <text:p>2517</text:p>
          </table:table-cell>
          <table:table-cell table:formula="of:=LOG(MEDIAN([.D12:.H12]))" office:value-type="float" office:value="3.40088321554836">
            <text:p>3,4008832155</text:p>
          </table:table-cell>
          <table:table-cell office:value-type="float" office:value="2221">
            <text:p>2221</text:p>
          </table:table-cell>
          <table:table-cell office:value-type="float" office:value="2525">
            <text:p>2525</text:p>
          </table:table-cell>
          <table:table-cell office:value-type="float" office:value="2196">
            <text:p>2196</text:p>
          </table:table-cell>
          <table:table-cell office:value-type="float" office:value="2564">
            <text:p>2564</text:p>
          </table:table-cell>
          <table:table-cell office:value-type="float" office:value="2517">
            <text:p>2517</text:p>
          </table:table-cell>
          <table:table-cell table:formula="of:=SQRT(VAR([.D12:.H12]))" office:value-type="float" office:value="180.111909656191">
            <text:p>180,11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2141">
            <text:p>2141</text:p>
          </table:table-cell>
          <table:table-cell table:formula="of:=LOG(MEDIAN([.D13:.H13]))" office:value-type="float" office:value="3.33061666729444">
            <text:p>3,3306166673</text:p>
          </table:table-cell>
          <table:table-cell office:value-type="float" office:value="2372">
            <text:p>2372</text:p>
          </table:table-cell>
          <table:table-cell office:value-type="float" office:value="2409">
            <text:p>2409</text:p>
          </table:table-cell>
          <table:table-cell office:value-type="float" office:value="2141">
            <text:p>2141</text:p>
          </table:table-cell>
          <table:table-cell office:value-type="float" office:value="2108">
            <text:p>2108</text:p>
          </table:table-cell>
          <table:table-cell office:value-type="float" office:value="2110">
            <text:p>2110</text:p>
          </table:table-cell>
          <table:table-cell table:formula="of:=SQRT(VAR([.D13:.H13]))" office:value-type="float" office:value="149.490802392656">
            <text:p>149,49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2022">
            <text:p>2022</text:p>
          </table:table-cell>
          <table:table-cell table:formula="of:=LOG(MEDIAN([.D14:.H14]))" office:value-type="float" office:value="3.30578115125498">
            <text:p>3,3057811513</text:p>
          </table:table-cell>
          <table:table-cell office:value-type="float" office:value="2022">
            <text:p>2022</text:p>
          </table:table-cell>
          <table:table-cell office:value-type="float" office:value="2049">
            <text:p>2049</text:p>
          </table:table-cell>
          <table:table-cell office:value-type="float" office:value="1996">
            <text:p>1996</text:p>
          </table:table-cell>
          <table:table-cell office:value-type="float" office:value="2005">
            <text:p>2005</text:p>
          </table:table-cell>
          <table:table-cell office:value-type="float" office:value="2107">
            <text:p>2107</text:p>
          </table:table-cell>
          <table:table-cell table:formula="of:=SQRT(VAR([.D14:.H14]))" office:value-type="float" office:value="44.6284662519339">
            <text:p>44,63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2073">
            <text:p>2073</text:p>
          </table:table-cell>
          <table:table-cell table:formula="of:=LOG(MEDIAN([.D15:.H15]))" office:value-type="float" office:value="3.31659930209386">
            <text:p>3,3165993021</text:p>
          </table:table-cell>
          <table:table-cell office:value-type="float" office:value="2039">
            <text:p>2039</text:p>
          </table:table-cell>
          <table:table-cell office:value-type="float" office:value="2073">
            <text:p>2073</text:p>
          </table:table-cell>
          <table:table-cell office:value-type="float" office:value="2145">
            <text:p>2145</text:p>
          </table:table-cell>
          <table:table-cell office:value-type="float" office:value="2282">
            <text:p>2282</text:p>
          </table:table-cell>
          <table:table-cell office:value-type="float" office:value="1995">
            <text:p>1995</text:p>
          </table:table-cell>
          <table:table-cell table:formula="of:=SQRT(VAR([.D15:.H15]))" office:value-type="float" office:value="112.241703479589">
            <text:p>112,24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2132">
            <text:p>2132</text:p>
          </table:table-cell>
          <table:table-cell table:formula="of:=LOG(MEDIAN([.D16:.H16]))" office:value-type="float" office:value="3.32878720035453">
            <text:p>3,3287872004</text:p>
          </table:table-cell>
          <table:table-cell office:value-type="float" office:value="2085">
            <text:p>2085</text:p>
          </table:table-cell>
          <table:table-cell office:value-type="float" office:value="2132">
            <text:p>2132</text:p>
          </table:table-cell>
          <table:table-cell office:value-type="float" office:value="2056">
            <text:p>2056</text:p>
          </table:table-cell>
          <table:table-cell office:value-type="float" office:value="2276">
            <text:p>2276</text:p>
          </table:table-cell>
          <table:table-cell office:value-type="float" office:value="2261">
            <text:p>2261</text:p>
          </table:table-cell>
          <table:table-cell table:formula="of:=SQRT(VAR([.D16:.H16]))" office:value-type="float" office:value="101.071756688009">
            <text:p>101,07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2177">
            <text:p>2177</text:p>
          </table:table-cell>
          <table:table-cell table:formula="of:=LOG(MEDIAN([.D17:.H17]))" office:value-type="float" office:value="3.33785842904109">
            <text:p>3,337858429</text:p>
          </table:table-cell>
          <table:table-cell office:value-type="float" office:value="2433">
            <text:p>2433</text:p>
          </table:table-cell>
          <table:table-cell office:value-type="float" office:value="2177">
            <text:p>2177</text:p>
          </table:table-cell>
          <table:table-cell office:value-type="float" office:value="2149">
            <text:p>2149</text:p>
          </table:table-cell>
          <table:table-cell office:value-type="float" office:value="2119">
            <text:p>2119</text:p>
          </table:table-cell>
          <table:table-cell office:value-type="float" office:value="2268">
            <text:p>2268</text:p>
          </table:table-cell>
          <table:table-cell table:formula="of:=SQRT(VAR([.D17:.H17]))" office:value-type="float" office:value="126.827441825498">
            <text:p>126,83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2076">
            <text:p>2076</text:p>
          </table:table-cell>
          <table:table-cell table:formula="of:=LOG(MEDIAN([.D18:.H18]))" office:value-type="float" office:value="3.31722734917642">
            <text:p>3,3172273492</text:p>
          </table:table-cell>
          <table:table-cell office:value-type="float" office:value="1968">
            <text:p>1968</text:p>
          </table:table-cell>
          <table:table-cell office:value-type="float" office:value="2090">
            <text:p>2090</text:p>
          </table:table-cell>
          <table:table-cell office:value-type="float" office:value="2056">
            <text:p>2056</text:p>
          </table:table-cell>
          <table:table-cell office:value-type="float" office:value="2076">
            <text:p>2076</text:p>
          </table:table-cell>
          <table:table-cell office:value-type="float" office:value="2098">
            <text:p>2098</text:p>
          </table:table-cell>
          <table:table-cell table:formula="of:=SQRT(VAR([.D18:.H18]))" office:value-type="float" office:value="52.562343935559">
            <text:p>52,56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2048">
            <text:p>2048</text:p>
          </table:table-cell>
          <table:table-cell table:formula="of:=LOG(MEDIAN([.D19:.H19]))" office:value-type="float" office:value="3.31132995230379">
            <text:p>3,3113299523</text:p>
          </table:table-cell>
          <table:table-cell office:value-type="float" office:value="1974">
            <text:p>1974</text:p>
          </table:table-cell>
          <table:table-cell office:value-type="float" office:value="2105">
            <text:p>2105</text:p>
          </table:table-cell>
          <table:table-cell office:value-type="float" office:value="2048">
            <text:p>2048</text:p>
          </table:table-cell>
          <table:table-cell office:value-type="float" office:value="1931">
            <text:p>1931</text:p>
          </table:table-cell>
          <table:table-cell office:value-type="float" office:value="2090">
            <text:p>2090</text:p>
          </table:table-cell>
          <table:table-cell table:formula="of:=SQRT(VAR([.D19:.H19]))" office:value-type="float" office:value="74.9753292757024">
            <text:p>74,98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1961">
            <text:p>1961</text:p>
          </table:table-cell>
          <table:table-cell table:formula="of:=LOG(MEDIAN([.D20:.H20]))" office:value-type="float" office:value="3.29247759366778">
            <text:p>3,2924775937</text:p>
          </table:table-cell>
          <table:table-cell office:value-type="float" office:value="1961">
            <text:p>1961</text:p>
          </table:table-cell>
          <table:table-cell office:value-type="float" office:value="2133">
            <text:p>2133</text:p>
          </table:table-cell>
          <table:table-cell office:value-type="float" office:value="1947">
            <text:p>1947</text:p>
          </table:table-cell>
          <table:table-cell office:value-type="float" office:value="1973">
            <text:p>1973</text:p>
          </table:table-cell>
          <table:table-cell office:value-type="float" office:value="1959">
            <text:p>1959</text:p>
          </table:table-cell>
          <table:table-cell table:formula="of:=SQRT(VAR([.D20:.H20]))" office:value-type="float" office:value="77.9153386696099">
            <text:p>77,92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1964">
            <text:p>1964</text:p>
          </table:table-cell>
          <table:table-cell table:formula="of:=LOG(MEDIAN([.D21:.H21]))" office:value-type="float" office:value="3.29314148345093">
            <text:p>3,2931414835</text:p>
          </table:table-cell>
          <table:table-cell office:value-type="float" office:value="1964">
            <text:p>1964</text:p>
          </table:table-cell>
          <table:table-cell office:value-type="float" office:value="1953">
            <text:p>1953</text:p>
          </table:table-cell>
          <table:table-cell office:value-type="float" office:value="1964">
            <text:p>1964</text:p>
          </table:table-cell>
          <table:table-cell office:value-type="float" office:value="1974">
            <text:p>1974</text:p>
          </table:table-cell>
          <table:table-cell office:value-type="float" office:value="1960">
            <text:p>1960</text:p>
          </table:table-cell>
          <table:table-cell table:formula="of:=SQRT(VAR([.D21:.H21]))" office:value-type="float" office:value="7.61577310586391">
            <text:p>7,62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1992">
            <text:p>1992</text:p>
          </table:table-cell>
          <table:table-cell table:formula="of:=LOG(MEDIAN([.D22:.H22]))" office:value-type="float" office:value="3.29928933408768">
            <text:p>3,2992893341</text:p>
          </table:table-cell>
          <table:table-cell office:value-type="float" office:value="1922">
            <text:p>1922</text:p>
          </table:table-cell>
          <table:table-cell office:value-type="float" office:value="1992">
            <text:p>1992</text:p>
          </table:table-cell>
          <table:table-cell office:value-type="float" office:value="1987">
            <text:p>1987</text:p>
          </table:table-cell>
          <table:table-cell office:value-type="float" office:value="1996">
            <text:p>1996</text:p>
          </table:table-cell>
          <table:table-cell office:value-type="float" office:value="2024">
            <text:p>2024</text:p>
          </table:table-cell>
          <table:table-cell table:formula="of:=SQRT(VAR([.D22:.H22]))" office:value-type="float" office:value="37.6191440625647">
            <text:p>37,62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1961">
            <text:p>1961</text:p>
          </table:table-cell>
          <table:table-cell table:formula="of:=LOG(MEDIAN([.D23:.H23]))" office:value-type="float" office:value="3.29247759366778">
            <text:p>3,2924775937</text:p>
          </table:table-cell>
          <table:table-cell office:value-type="float" office:value="1921">
            <text:p>1921</text:p>
          </table:table-cell>
          <table:table-cell office:value-type="float" office:value="1936">
            <text:p>1936</text:p>
          </table:table-cell>
          <table:table-cell office:value-type="float" office:value="1992">
            <text:p>1992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SQRT(VAR([.D23:.H23]))" office:value-type="float" office:value="28.5779635383629">
            <text:p>28,58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1971">
            <text:p>1971</text:p>
          </table:table-cell>
          <table:table-cell table:formula="of:=LOG(MEDIAN([.D24:.H24]))" office:value-type="float" office:value="3.29468662427944">
            <text:p>3,2946866243</text:p>
          </table:table-cell>
          <table:table-cell office:value-type="float" office:value="1950">
            <text:p>1950</text:p>
          </table:table-cell>
          <table:table-cell office:value-type="float" office:value="2003">
            <text:p>2003</text:p>
          </table:table-cell>
          <table:table-cell office:value-type="float" office:value="1971">
            <text:p>1971</text:p>
          </table:table-cell>
          <table:table-cell office:value-type="float" office:value="1968">
            <text:p>1968</text:p>
          </table:table-cell>
          <table:table-cell office:value-type="float" office:value="2016">
            <text:p>2016</text:p>
          </table:table-cell>
          <table:table-cell table:formula="of:=SQRT(VAR([.D24:.H24]))" office:value-type="float" office:value="27.0979704037037">
            <text:p>27,10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1920">
            <text:p>1920</text:p>
          </table:table-cell>
          <table:table-cell table:formula="of:=LOG(MEDIAN([.D25:.H25]))" office:value-type="float" office:value="3.28330122870355">
            <text:p>3,2833012287</text:p>
          </table:table-cell>
          <table:table-cell office:value-type="float" office:value="1930">
            <text:p>1930</text:p>
          </table:table-cell>
          <table:table-cell office:value-type="float" office:value="1920">
            <text:p>1920</text:p>
          </table:table-cell>
          <table:table-cell office:value-type="float" office:value="1932">
            <text:p>1932</text:p>
          </table:table-cell>
          <table:table-cell office:value-type="float" office:value="1905">
            <text:p>1905</text:p>
          </table:table-cell>
          <table:table-cell office:value-type="float" office:value="1919">
            <text:p>1919</text:p>
          </table:table-cell>
          <table:table-cell table:formula="of:=SQRT(VAR([.D25:.H25]))" office:value-type="float" office:value="10.7563934476199">
            <text:p>10,76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2016">
            <text:p>2016</text:p>
          </table:table-cell>
          <table:table-cell table:formula="of:=LOG(MEDIAN([.D26:.H26]))" office:value-type="float" office:value="3.30449052777349">
            <text:p>3,3044905278</text:p>
          </table:table-cell>
          <table:table-cell office:value-type="float" office:value="2055">
            <text:p>2055</text:p>
          </table:table-cell>
          <table:table-cell office:value-type="float" office:value="2059">
            <text:p>2059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06">
            <text:p>2006</text:p>
          </table:table-cell>
          <table:table-cell table:formula="of:=SQRT(VAR([.D26:.H26]))" office:value-type="float" office:value="24.8133028837356">
            <text:p>24,81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1971">
            <text:p>1971</text:p>
          </table:table-cell>
          <table:table-cell table:formula="of:=LOG(MEDIAN([.D27:.H27]))" office:value-type="float" office:value="3.29468662427944">
            <text:p>3,2946866243</text:p>
          </table:table-cell>
          <table:table-cell office:value-type="float" office:value="1971">
            <text:p>1971</text:p>
          </table:table-cell>
          <table:table-cell office:value-type="float" office:value="1986">
            <text:p>1986</text:p>
          </table:table-cell>
          <table:table-cell office:value-type="float" office:value="1947">
            <text:p>1947</text:p>
          </table:table-cell>
          <table:table-cell office:value-type="float" office:value="1958">
            <text:p>1958</text:p>
          </table:table-cell>
          <table:table-cell office:value-type="float" office:value="1989">
            <text:p>1989</text:p>
          </table:table-cell>
          <table:table-cell table:formula="of:=SQRT(VAR([.D27:.H27]))" office:value-type="float" office:value="17.9638525934723">
            <text:p>17,96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1931">
            <text:p>1931</text:p>
          </table:table-cell>
          <table:table-cell table:formula="of:=LOG(MEDIAN([.D28:.H28]))" office:value-type="float" office:value="3.28578227377939">
            <text:p>3,2857822738</text:p>
          </table:table-cell>
          <table:table-cell office:value-type="float" office:value="1946">
            <text:p>1946</text:p>
          </table:table-cell>
          <table:table-cell office:value-type="float" office:value="1924">
            <text:p>1924</text:p>
          </table:table-cell>
          <table:table-cell office:value-type="float" office:value="1897">
            <text:p>1897</text:p>
          </table:table-cell>
          <table:table-cell office:value-type="float" office:value="1931">
            <text:p>1931</text:p>
          </table:table-cell>
          <table:table-cell office:value-type="float" office:value="1952">
            <text:p>1952</text:p>
          </table:table-cell>
          <table:table-cell table:formula="of:=SQRT(VAR([.D28:.H28]))" office:value-type="float" office:value="21.5986110664552">
            <text:p>21,60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1965">
            <text:p>1965</text:p>
          </table:table-cell>
          <table:table-cell table:formula="of:=LOG(MEDIAN([.D29:.H29]))" office:value-type="float" office:value="3.29336255471145">
            <text:p>3,2933625547</text:p>
          </table:table-cell>
          <table:table-cell office:value-type="float" office:value="1972">
            <text:p>1972</text:p>
          </table:table-cell>
          <table:table-cell office:value-type="float" office:value="1969">
            <text:p>1969</text:p>
          </table:table-cell>
          <table:table-cell office:value-type="float" office:value="1965">
            <text:p>1965</text:p>
          </table:table-cell>
          <table:table-cell office:value-type="float" office:value="1916">
            <text:p>1916</text:p>
          </table:table-cell>
          <table:table-cell office:value-type="float" office:value="1951">
            <text:p>1951</text:p>
          </table:table-cell>
          <table:table-cell table:formula="of:=SQRT(VAR([.D29:.H29]))" office:value-type="float" office:value="23.0282435283284">
            <text:p>23,03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1976">
            <text:p>1976</text:p>
          </table:table-cell>
          <table:table-cell table:formula="of:=LOG(MEDIAN([.D30:.H30]))" office:value-type="float" office:value="3.29578694025161">
            <text:p>3,2957869403</text:p>
          </table:table-cell>
          <table:table-cell office:value-type="float" office:value="1976">
            <text:p>1976</text:p>
          </table:table-cell>
          <table:table-cell office:value-type="float" office:value="1942">
            <text:p>1942</text:p>
          </table:table-cell>
          <table:table-cell office:value-type="float" office:value="1933">
            <text:p>1933</text:p>
          </table:table-cell>
          <table:table-cell office:value-type="float" office:value="1988">
            <text:p>1988</text:p>
          </table:table-cell>
          <table:table-cell office:value-type="float" office:value="1991">
            <text:p>1991</text:p>
          </table:table-cell>
          <table:table-cell table:formula="of:=SQRT(VAR([.D30:.H30]))" office:value-type="float" office:value="26.8048503073604">
            <text:p>26,80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2034">
            <text:p>2034</text:p>
          </table:table-cell>
          <table:table-cell table:formula="of:=LOG(MEDIAN([.D31:.H31]))" office:value-type="float" office:value="3.30835094858673">
            <text:p>3,3083509486</text:p>
          </table:table-cell>
          <table:table-cell office:value-type="float" office:value="2068">
            <text:p>2068</text:p>
          </table:table-cell>
          <table:table-cell office:value-type="float" office:value="1953">
            <text:p>1953</text:p>
          </table:table-cell>
          <table:table-cell office:value-type="float" office:value="1983">
            <text:p>1983</text:p>
          </table:table-cell>
          <table:table-cell office:value-type="float" office:value="2034">
            <text:p>2034</text:p>
          </table:table-cell>
          <table:table-cell office:value-type="float" office:value="2131">
            <text:p>2131</text:p>
          </table:table-cell>
          <table:table-cell table:formula="of:=SQRT(VAR([.D31:.H31]))" office:value-type="float" office:value="70.2260635376923">
            <text:p>70,23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1991">
            <text:p>1991</text:p>
          </table:table-cell>
          <table:table-cell table:formula="of:=LOG(MEDIAN([.D32:.H32]))" office:value-type="float" office:value="3.29907126002741">
            <text:p>3,29907126</text:p>
          </table:table-cell>
          <table:table-cell office:value-type="float" office:value="1975">
            <text:p>1975</text:p>
          </table:table-cell>
          <table:table-cell table:number-columns-repeated="2" office:value-type="float" office:value="1991">
            <text:p>1991</text:p>
          </table:table-cell>
          <table:table-cell office:value-type="float" office:value="1984">
            <text:p>1984</text:p>
          </table:table-cell>
          <table:table-cell office:value-type="float" office:value="1993">
            <text:p>1993</text:p>
          </table:table-cell>
          <table:table-cell table:formula="of:=SQRT(VAR([.D32:.H32]))" office:value-type="float" office:value="7.42967024840268">
            <text:p>7,43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2012">
            <text:p>2012</text:p>
          </table:table-cell>
          <table:table-cell table:formula="of:=LOG(MEDIAN([.D33:.H33]))" office:value-type="float" office:value="3.30362797638389">
            <text:p>3,3036279764</text:p>
          </table:table-cell>
          <table:table-cell office:value-type="float" office:value="1992">
            <text:p>1992</text:p>
          </table:table-cell>
          <table:table-cell office:value-type="float" office:value="2012">
            <text:p>2012</text:p>
          </table:table-cell>
          <table:table-cell office:value-type="float" office:value="2075">
            <text:p>2075</text:p>
          </table:table-cell>
          <table:table-cell office:value-type="float" office:value="2065">
            <text:p>2065</text:p>
          </table:table-cell>
          <table:table-cell office:value-type="float" office:value="2007">
            <text:p>2007</text:p>
          </table:table-cell>
          <table:table-cell table:formula="of:=SQRT(VAR([.D33:.H33]))" office:value-type="float" office:value="37.2384210191571">
            <text:p>37,24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1_3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92391">
            <text:p>92391</text:p>
          </table:table-cell>
          <table:table-cell table:formula="of:=LOG(MEDIAN([.D2:.H2]))" office:value-type="float" office:value="4.96562966774926">
            <text:p>4,9656296677</text:p>
          </table:table-cell>
          <table:table-cell office:value-type="float" office:value="43335">
            <text:p>43335</text:p>
          </table:table-cell>
          <table:table-cell office:value-type="float" office:value="49248">
            <text:p>49248</text:p>
          </table:table-cell>
          <table:table-cell office:value-type="float" office:value="100763">
            <text:p>100763</text:p>
          </table:table-cell>
          <table:table-cell office:value-type="float" office:value="92391">
            <text:p>92391</text:p>
          </table:table-cell>
          <table:table-cell office:value-type="float" office:value="94830">
            <text:p>94830</text:p>
          </table:table-cell>
          <table:table-cell table:formula="of:=SQRT(VAR([.D2:.H2]))" office:value-type="float" office:value="27472.9293177848">
            <text:p>27472,93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26353">
            <text:p>26353</text:p>
          </table:table-cell>
          <table:table-cell table:formula="of:=LOG(MEDIAN([.D3:.H3]))" office:value-type="float" office:value="4.42083006202611">
            <text:p>4,420830062</text:p>
          </table:table-cell>
          <table:table-cell office:value-type="float" office:value="23334">
            <text:p>23334</text:p>
          </table:table-cell>
          <table:table-cell office:value-type="float" office:value="27421">
            <text:p>27421</text:p>
          </table:table-cell>
          <table:table-cell office:value-type="float" office:value="27601">
            <text:p>27601</text:p>
          </table:table-cell>
          <table:table-cell office:value-type="float" office:value="26353">
            <text:p>26353</text:p>
          </table:table-cell>
          <table:table-cell office:value-type="float" office:value="25594">
            <text:p>25594</text:p>
          </table:table-cell>
          <table:table-cell table:formula="of:=SQRT(VAR([.D3:.H3]))" office:value-type="float" office:value="1729.23980407577">
            <text:p>1729,24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19858">
            <text:p>19858</text:p>
          </table:table-cell>
          <table:table-cell table:formula="of:=LOG(MEDIAN([.D4:.H4]))" office:value-type="float" office:value="4.29793550635965">
            <text:p>4,2979355064</text:p>
          </table:table-cell>
          <table:table-cell office:value-type="float" office:value="22313">
            <text:p>22313</text:p>
          </table:table-cell>
          <table:table-cell office:value-type="float" office:value="17358">
            <text:p>17358</text:p>
          </table:table-cell>
          <table:table-cell office:value-type="float" office:value="19858">
            <text:p>19858</text:p>
          </table:table-cell>
          <table:table-cell office:value-type="float" office:value="18258">
            <text:p>18258</text:p>
          </table:table-cell>
          <table:table-cell office:value-type="float" office:value="23946">
            <text:p>23946</text:p>
          </table:table-cell>
          <table:table-cell table:formula="of:=SQRT(VAR([.D4:.H4]))" office:value-type="float" office:value="2754.77400161973">
            <text:p>2754,77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14941">
            <text:p>14941</text:p>
          </table:table-cell>
          <table:table-cell table:formula="of:=LOG(MEDIAN([.D5:.H5]))" office:value-type="float" office:value="4.17437966574899">
            <text:p>4,1743796657</text:p>
          </table:table-cell>
          <table:table-cell office:value-type="float" office:value="18201">
            <text:p>18201</text:p>
          </table:table-cell>
          <table:table-cell office:value-type="float" office:value="14728">
            <text:p>14728</text:p>
          </table:table-cell>
          <table:table-cell office:value-type="float" office:value="14941">
            <text:p>14941</text:p>
          </table:table-cell>
          <table:table-cell office:value-type="float" office:value="14812">
            <text:p>14812</text:p>
          </table:table-cell>
          <table:table-cell office:value-type="float" office:value="15769">
            <text:p>15769</text:p>
          </table:table-cell>
          <table:table-cell table:formula="of:=SQRT(VAR([.D5:.H5]))" office:value-type="float" office:value="1463.61630900998">
            <text:p>1463,62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12801">
            <text:p>12801</text:p>
          </table:table-cell>
          <table:table-cell table:formula="of:=LOG(MEDIAN([.D6:.H6]))" office:value-type="float" office:value="4.10724389757897">
            <text:p>4,1072438976</text:p>
          </table:table-cell>
          <table:table-cell office:value-type="float" office:value="13186">
            <text:p>13186</text:p>
          </table:table-cell>
          <table:table-cell office:value-type="float" office:value="12768">
            <text:p>12768</text:p>
          </table:table-cell>
          <table:table-cell office:value-type="float" office:value="12696">
            <text:p>12696</text:p>
          </table:table-cell>
          <table:table-cell office:value-type="float" office:value="13060">
            <text:p>13060</text:p>
          </table:table-cell>
          <table:table-cell office:value-type="float" office:value="12801">
            <text:p>12801</text:p>
          </table:table-cell>
          <table:table-cell table:formula="of:=SQRT(VAR([.D6:.H6]))" office:value-type="float" office:value="209.888541850192">
            <text:p>209,89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13039">
            <text:p>13039</text:p>
          </table:table-cell>
          <table:table-cell table:formula="of:=LOG(MEDIAN([.D7:.H7]))" office:value-type="float" office:value="4.11524428532726">
            <text:p>4,1152442853</text:p>
          </table:table-cell>
          <table:table-cell office:value-type="float" office:value="14685">
            <text:p>14685</text:p>
          </table:table-cell>
          <table:table-cell office:value-type="float" office:value="13441">
            <text:p>13441</text:p>
          </table:table-cell>
          <table:table-cell office:value-type="float" office:value="12405">
            <text:p>12405</text:p>
          </table:table-cell>
          <table:table-cell office:value-type="float" office:value="12346">
            <text:p>12346</text:p>
          </table:table-cell>
          <table:table-cell office:value-type="float" office:value="13039">
            <text:p>13039</text:p>
          </table:table-cell>
          <table:table-cell table:formula="of:=SQRT(VAR([.D7:.H7]))" office:value-type="float" office:value="955.138314591138">
            <text:p>955,14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11324">
            <text:p>11324</text:p>
          </table:table-cell>
          <table:table-cell table:formula="of:=LOG(MEDIAN([.D8:.H8]))" office:value-type="float" office:value="4.05399986069306">
            <text:p>4,0539998607</text:p>
          </table:table-cell>
          <table:table-cell office:value-type="float" office:value="11324">
            <text:p>11324</text:p>
          </table:table-cell>
          <table:table-cell office:value-type="float" office:value="11275">
            <text:p>11275</text:p>
          </table:table-cell>
          <table:table-cell office:value-type="float" office:value="11613">
            <text:p>11613</text:p>
          </table:table-cell>
          <table:table-cell office:value-type="float" office:value="11153">
            <text:p>11153</text:p>
          </table:table-cell>
          <table:table-cell office:value-type="float" office:value="12109">
            <text:p>12109</text:p>
          </table:table-cell>
          <table:table-cell table:formula="of:=SQRT(VAR([.D8:.H8]))" office:value-type="float" office:value="382.597961311871">
            <text:p>382,60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10778">
            <text:p>10778</text:p>
          </table:table-cell>
          <table:table-cell table:formula="of:=LOG(MEDIAN([.D9:.H9]))" office:value-type="float" office:value="4.03253817926001">
            <text:p>4,0325381793</text:p>
          </table:table-cell>
          <table:table-cell office:value-type="float" office:value="10641">
            <text:p>10641</text:p>
          </table:table-cell>
          <table:table-cell office:value-type="float" office:value="10376">
            <text:p>10376</text:p>
          </table:table-cell>
          <table:table-cell office:value-type="float" office:value="12435">
            <text:p>12435</text:p>
          </table:table-cell>
          <table:table-cell office:value-type="float" office:value="10778">
            <text:p>10778</text:p>
          </table:table-cell>
          <table:table-cell office:value-type="float" office:value="12412">
            <text:p>12412</text:p>
          </table:table-cell>
          <table:table-cell table:formula="of:=SQRT(VAR([.D9:.H9]))" office:value-type="float" office:value="1010.1085585223">
            <text:p>1010,11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10286">
            <text:p>10286</text:p>
          </table:table-cell>
          <table:table-cell table:formula="of:=LOG(MEDIAN([.D10:.H10]))" office:value-type="float" office:value="4.01224651998507">
            <text:p>4,01224652</text:p>
          </table:table-cell>
          <table:table-cell office:value-type="float" office:value="11562">
            <text:p>11562</text:p>
          </table:table-cell>
          <table:table-cell office:value-type="float" office:value="10286">
            <text:p>10286</text:p>
          </table:table-cell>
          <table:table-cell office:value-type="float" office:value="11540">
            <text:p>11540</text:p>
          </table:table-cell>
          <table:table-cell office:value-type="float" office:value="10182">
            <text:p>10182</text:p>
          </table:table-cell>
          <table:table-cell office:value-type="float" office:value="10251">
            <text:p>10251</text:p>
          </table:table-cell>
          <table:table-cell table:formula="of:=SQRT(VAR([.D10:.H10]))" office:value-type="float" office:value="719.262956087688">
            <text:p>719,26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10534">
            <text:p>10534</text:p>
          </table:table-cell>
          <table:table-cell table:formula="of:=LOG(MEDIAN([.D11:.H11]))" office:value-type="float" office:value="4.02259331402146">
            <text:p>4,022593314</text:p>
          </table:table-cell>
          <table:table-cell office:value-type="float" office:value="9783">
            <text:p>9783</text:p>
          </table:table-cell>
          <table:table-cell office:value-type="float" office:value="9742">
            <text:p>9742</text:p>
          </table:table-cell>
          <table:table-cell office:value-type="float" office:value="10534">
            <text:p>10534</text:p>
          </table:table-cell>
          <table:table-cell office:value-type="float" office:value="10542">
            <text:p>10542</text:p>
          </table:table-cell>
          <table:table-cell office:value-type="float" office:value="10534">
            <text:p>10534</text:p>
          </table:table-cell>
          <table:table-cell table:formula="of:=SQRT(VAR([.D11:.H11]))" office:value-type="float" office:value="424.288816727474">
            <text:p>424,29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9630">
            <text:p>9630</text:p>
          </table:table-cell>
          <table:table-cell table:formula="of:=LOG(MEDIAN([.D12:.H12]))" office:value-type="float" office:value="3.98362628712453">
            <text:p>3,9836262871</text:p>
          </table:table-cell>
          <table:table-cell office:value-type="float" office:value="9575">
            <text:p>9575</text:p>
          </table:table-cell>
          <table:table-cell office:value-type="float" office:value="9630">
            <text:p>9630</text:p>
          </table:table-cell>
          <table:table-cell office:value-type="float" office:value="10880">
            <text:p>10880</text:p>
          </table:table-cell>
          <table:table-cell office:value-type="float" office:value="9361">
            <text:p>9361</text:p>
          </table:table-cell>
          <table:table-cell office:value-type="float" office:value="10816">
            <text:p>10816</text:p>
          </table:table-cell>
          <table:table-cell table:formula="of:=SQRT(VAR([.D12:.H12]))" office:value-type="float" office:value="733.548430575651">
            <text:p>733,55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9485">
            <text:p>9485</text:p>
          </table:table-cell>
          <table:table-cell table:formula="of:=LOG(MEDIAN([.D13:.H13]))" office:value-type="float" office:value="3.97703733522468">
            <text:p>3,9770373352</text:p>
          </table:table-cell>
          <table:table-cell office:value-type="float" office:value="9355">
            <text:p>9355</text:p>
          </table:table-cell>
          <table:table-cell office:value-type="float" office:value="9317">
            <text:p>9317</text:p>
          </table:table-cell>
          <table:table-cell office:value-type="float" office:value="10799">
            <text:p>10799</text:p>
          </table:table-cell>
          <table:table-cell office:value-type="float" office:value="10309">
            <text:p>10309</text:p>
          </table:table-cell>
          <table:table-cell office:value-type="float" office:value="9485">
            <text:p>9485</text:p>
          </table:table-cell>
          <table:table-cell table:formula="of:=SQRT(VAR([.D13:.H13]))" office:value-type="float" office:value="665.878367271381">
            <text:p>665,88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9176">
            <text:p>9176</text:p>
          </table:table-cell>
          <table:table-cell table:formula="of:=LOG(MEDIAN([.D14:.H14]))" office:value-type="float" office:value="3.96265340489321">
            <text:p>3,9626534049</text:p>
          </table:table-cell>
          <table:table-cell office:value-type="float" office:value="9132">
            <text:p>9132</text:p>
          </table:table-cell>
          <table:table-cell office:value-type="float" office:value="9176">
            <text:p>9176</text:p>
          </table:table-cell>
          <table:table-cell office:value-type="float" office:value="9225">
            <text:p>9225</text:p>
          </table:table-cell>
          <table:table-cell office:value-type="float" office:value="9196">
            <text:p>9196</text:p>
          </table:table-cell>
          <table:table-cell office:value-type="float" office:value="9176">
            <text:p>9176</text:p>
          </table:table-cell>
          <table:table-cell table:formula="of:=SQRT(VAR([.D14:.H14]))" office:value-type="float" office:value="33.9558536926993">
            <text:p>33,96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9188">
            <text:p>9188</text:p>
          </table:table-cell>
          <table:table-cell table:formula="of:=LOG(MEDIAN([.D15:.H15]))" office:value-type="float" office:value="3.96322098652299">
            <text:p>3,9632209865</text:p>
          </table:table-cell>
          <table:table-cell office:value-type="float" office:value="9902">
            <text:p>9902</text:p>
          </table:table-cell>
          <table:table-cell office:value-type="float" office:value="8978">
            <text:p>8978</text:p>
          </table:table-cell>
          <table:table-cell office:value-type="float" office:value="9073">
            <text:p>9073</text:p>
          </table:table-cell>
          <table:table-cell office:value-type="float" office:value="9188">
            <text:p>9188</text:p>
          </table:table-cell>
          <table:table-cell office:value-type="float" office:value="9927">
            <text:p>9927</text:p>
          </table:table-cell>
          <table:table-cell table:formula="of:=SQRT(VAR([.D15:.H15]))" office:value-type="float" office:value="463.347925429693">
            <text:p>463,35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9041">
            <text:p>9041</text:p>
          </table:table-cell>
          <table:table-cell table:formula="of:=LOG(MEDIAN([.D16:.H16]))" office:value-type="float" office:value="3.95621646924339">
            <text:p>3,9562164692</text:p>
          </table:table-cell>
          <table:table-cell office:value-type="float" office:value="9041">
            <text:p>9041</text:p>
          </table:table-cell>
          <table:table-cell office:value-type="float" office:value="8972">
            <text:p>8972</text:p>
          </table:table-cell>
          <table:table-cell office:value-type="float" office:value="9275">
            <text:p>9275</text:p>
          </table:table-cell>
          <table:table-cell office:value-type="float" office:value="8755">
            <text:p>8755</text:p>
          </table:table-cell>
          <table:table-cell office:value-type="float" office:value="9924">
            <text:p>9924</text:p>
          </table:table-cell>
          <table:table-cell table:formula="of:=SQRT(VAR([.D16:.H16]))" office:value-type="float" office:value="448.57362829306">
            <text:p>448,57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9128">
            <text:p>9128</text:p>
          </table:table-cell>
          <table:table-cell table:formula="of:=LOG(MEDIAN([.D17:.H17]))" office:value-type="float" office:value="3.96037563141016">
            <text:p>3,9603756314</text:p>
          </table:table-cell>
          <table:table-cell office:value-type="float" office:value="9417">
            <text:p>9417</text:p>
          </table:table-cell>
          <table:table-cell office:value-type="float" office:value="9111">
            <text:p>9111</text:p>
          </table:table-cell>
          <table:table-cell office:value-type="float" office:value="9151">
            <text:p>9151</text:p>
          </table:table-cell>
          <table:table-cell office:value-type="float" office:value="9128">
            <text:p>9128</text:p>
          </table:table-cell>
          <table:table-cell office:value-type="float" office:value="9051">
            <text:p>9051</text:p>
          </table:table-cell>
          <table:table-cell table:formula="of:=SQRT(VAR([.D17:.H17]))" office:value-type="float" office:value="142.094334862443">
            <text:p>142,09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8705">
            <text:p>8705</text:p>
          </table:table-cell>
          <table:table-cell table:formula="of:=LOG(MEDIAN([.D18:.H18]))" office:value-type="float" office:value="3.93976877545335">
            <text:p>3,9397687755</text:p>
          </table:table-cell>
          <table:table-cell office:value-type="float" office:value="8705">
            <text:p>8705</text:p>
          </table:table-cell>
          <table:table-cell office:value-type="float" office:value="8896">
            <text:p>8896</text:p>
          </table:table-cell>
          <table:table-cell office:value-type="float" office:value="8544">
            <text:p>8544</text:p>
          </table:table-cell>
          <table:table-cell office:value-type="float" office:value="8579">
            <text:p>8579</text:p>
          </table:table-cell>
          <table:table-cell office:value-type="float" office:value="8877">
            <text:p>8877</text:p>
          </table:table-cell>
          <table:table-cell table:formula="of:=SQRT(VAR([.D18:.H18]))" office:value-type="float" office:value="163.330033980282">
            <text:p>163,33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8733">
            <text:p>8733</text:p>
          </table:table-cell>
          <table:table-cell table:formula="of:=LOG(MEDIAN([.D19:.H19]))" office:value-type="float" office:value="3.94116346015847">
            <text:p>3,9411634602</text:p>
          </table:table-cell>
          <table:table-cell office:value-type="float" office:value="9205">
            <text:p>9205</text:p>
          </table:table-cell>
          <table:table-cell office:value-type="float" office:value="8733">
            <text:p>8733</text:p>
          </table:table-cell>
          <table:table-cell office:value-type="float" office:value="8766">
            <text:p>8766</text:p>
          </table:table-cell>
          <table:table-cell office:value-type="float" office:value="8682">
            <text:p>8682</text:p>
          </table:table-cell>
          <table:table-cell office:value-type="float" office:value="8555">
            <text:p>8555</text:p>
          </table:table-cell>
          <table:table-cell table:formula="of:=SQRT(VAR([.D19:.H19]))" office:value-type="float" office:value="246.435995747375">
            <text:p>246,44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8606">
            <text:p>8606</text:p>
          </table:table-cell>
          <table:table-cell table:formula="of:=LOG(MEDIAN([.D20:.H20]))" office:value-type="float" office:value="3.93480134174654">
            <text:p>3,9348013417</text:p>
          </table:table-cell>
          <table:table-cell office:value-type="float" office:value="8556">
            <text:p>8556</text:p>
          </table:table-cell>
          <table:table-cell office:value-type="float" office:value="8606">
            <text:p>8606</text:p>
          </table:table-cell>
          <table:table-cell office:value-type="float" office:value="8633">
            <text:p>8633</text:p>
          </table:table-cell>
          <table:table-cell office:value-type="float" office:value="8584">
            <text:p>8584</text:p>
          </table:table-cell>
          <table:table-cell office:value-type="float" office:value="8636">
            <text:p>8636</text:p>
          </table:table-cell>
          <table:table-cell table:formula="of:=SQRT(VAR([.D20:.H20]))" office:value-type="float" office:value="33.7934904974316">
            <text:p>33,79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8435">
            <text:p>8435</text:p>
          </table:table-cell>
          <table:table-cell table:formula="of:=LOG(MEDIAN([.D21:.H21]))" office:value-type="float" office:value="3.92608508692514">
            <text:p>3,9260850869</text:p>
          </table:table-cell>
          <table:table-cell office:value-type="float" office:value="8418">
            <text:p>8418</text:p>
          </table:table-cell>
          <table:table-cell office:value-type="float" office:value="8462">
            <text:p>8462</text:p>
          </table:table-cell>
          <table:table-cell office:value-type="float" office:value="8444">
            <text:p>8444</text:p>
          </table:table-cell>
          <table:table-cell office:value-type="float" office:value="8435">
            <text:p>8435</text:p>
          </table:table-cell>
          <table:table-cell office:value-type="float" office:value="8413">
            <text:p>8413</text:p>
          </table:table-cell>
          <table:table-cell table:formula="of:=SQRT(VAR([.D21:.H21]))" office:value-type="float" office:value="19.8821528009419">
            <text:p>19,88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8444">
            <text:p>8444</text:p>
          </table:table-cell>
          <table:table-cell table:formula="of:=LOG(MEDIAN([.D22:.H22]))" office:value-type="float" office:value="3.92654822463562">
            <text:p>3,9265482246</text:p>
          </table:table-cell>
          <table:table-cell office:value-type="float" office:value="8435">
            <text:p>8435</text:p>
          </table:table-cell>
          <table:table-cell office:value-type="float" office:value="8429">
            <text:p>8429</text:p>
          </table:table-cell>
          <table:table-cell office:value-type="float" office:value="8444">
            <text:p>8444</text:p>
          </table:table-cell>
          <table:table-cell office:value-type="float" office:value="8446">
            <text:p>8446</text:p>
          </table:table-cell>
          <table:table-cell office:value-type="float" office:value="8602">
            <text:p>8602</text:p>
          </table:table-cell>
          <table:table-cell table:formula="of:=SQRT(VAR([.D22:.H22]))" office:value-type="float" office:value="73.4418137030942">
            <text:p>73,44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8375">
            <text:p>8375</text:p>
          </table:table-cell>
          <table:table-cell table:formula="of:=LOG(MEDIAN([.D23:.H23]))" office:value-type="float" office:value="3.92298481570888">
            <text:p>3,9229848157</text:p>
          </table:table-cell>
          <table:table-cell office:value-type="float" office:value="8425">
            <text:p>8425</text:p>
          </table:table-cell>
          <table:table-cell office:value-type="float" office:value="8375">
            <text:p>8375</text:p>
          </table:table-cell>
          <table:table-cell office:value-type="float" office:value="8868">
            <text:p>8868</text:p>
          </table:table-cell>
          <table:table-cell office:value-type="float" office:value="8232">
            <text:p>8232</text:p>
          </table:table-cell>
          <table:table-cell office:value-type="float" office:value="8341">
            <text:p>8341</text:p>
          </table:table-cell>
          <table:table-cell table:formula="of:=SQRT(VAR([.D23:.H23]))" office:value-type="float" office:value="245.134044963159">
            <text:p>245,13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8398">
            <text:p>8398</text:p>
          </table:table-cell>
          <table:table-cell table:formula="of:=LOG(MEDIAN([.D24:.H24]))" office:value-type="float" office:value="3.92417587030192">
            <text:p>3,9241758703</text:p>
          </table:table-cell>
          <table:table-cell office:value-type="float" office:value="8398">
            <text:p>8398</text:p>
          </table:table-cell>
          <table:table-cell office:value-type="float" office:value="8431">
            <text:p>8431</text:p>
          </table:table-cell>
          <table:table-cell office:value-type="float" office:value="8423">
            <text:p>8423</text:p>
          </table:table-cell>
          <table:table-cell office:value-type="float" office:value="8342">
            <text:p>8342</text:p>
          </table:table-cell>
          <table:table-cell office:value-type="float" office:value="8351">
            <text:p>8351</text:p>
          </table:table-cell>
          <table:table-cell table:formula="of:=SQRT(VAR([.D24:.H24]))" office:value-type="float" office:value="40.7860270190662">
            <text:p>40,79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8803">
            <text:p>8803</text:p>
          </table:table-cell>
          <table:table-cell table:formula="of:=LOG(MEDIAN([.D25:.H25]))" office:value-type="float" office:value="3.94463070185628">
            <text:p>3,9446307019</text:p>
          </table:table-cell>
          <table:table-cell office:value-type="float" office:value="8828">
            <text:p>8828</text:p>
          </table:table-cell>
          <table:table-cell office:value-type="float" office:value="8393">
            <text:p>8393</text:p>
          </table:table-cell>
          <table:table-cell office:value-type="float" office:value="8811">
            <text:p>8811</text:p>
          </table:table-cell>
          <table:table-cell office:value-type="float" office:value="8194">
            <text:p>8194</text:p>
          </table:table-cell>
          <table:table-cell office:value-type="float" office:value="8803">
            <text:p>8803</text:p>
          </table:table-cell>
          <table:table-cell table:formula="of:=SQRT(VAR([.D25:.H25]))" office:value-type="float" office:value="293.781721691463">
            <text:p>293,78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8049">
            <text:p>8049</text:p>
          </table:table-cell>
          <table:table-cell table:formula="of:=LOG(MEDIAN([.D26:.H26]))" office:value-type="float" office:value="3.9057419273916">
            <text:p>3,9057419274</text:p>
          </table:table-cell>
          <table:table-cell office:value-type="float" office:value="7942">
            <text:p>7942</text:p>
          </table:table-cell>
          <table:table-cell table:number-columns-repeated="2" office:value-type="float" office:value="8049">
            <text:p>8049</text:p>
          </table:table-cell>
          <table:table-cell office:value-type="float" office:value="8318">
            <text:p>8318</text:p>
          </table:table-cell>
          <table:table-cell office:value-type="float" office:value="8279">
            <text:p>8279</text:p>
          </table:table-cell>
          <table:table-cell table:formula="of:=SQRT(VAR([.D26:.H26]))" office:value-type="float" office:value="162.77069760863">
            <text:p>162,77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8077">
            <text:p>8077</text:p>
          </table:table-cell>
          <table:table-cell table:formula="of:=LOG(MEDIAN([.D27:.H27]))" office:value-type="float" office:value="3.90725008288133">
            <text:p>3,9072500829</text:p>
          </table:table-cell>
          <table:table-cell office:value-type="float" office:value="8077">
            <text:p>8077</text:p>
          </table:table-cell>
          <table:table-cell office:value-type="float" office:value="8019">
            <text:p>8019</text:p>
          </table:table-cell>
          <table:table-cell office:value-type="float" office:value="7980">
            <text:p>7980</text:p>
          </table:table-cell>
          <table:table-cell office:value-type="float" office:value="8261">
            <text:p>8261</text:p>
          </table:table-cell>
          <table:table-cell office:value-type="float" office:value="8344">
            <text:p>8344</text:p>
          </table:table-cell>
          <table:table-cell table:formula="of:=SQRT(VAR([.D27:.H27]))" office:value-type="float" office:value="158.425692360804">
            <text:p>158,43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8181">
            <text:p>8181</text:p>
          </table:table-cell>
          <table:table-cell table:formula="of:=LOG(MEDIAN([.D28:.H28]))" office:value-type="float" office:value="3.91280639266129">
            <text:p>3,9128063927</text:p>
          </table:table-cell>
          <table:table-cell office:value-type="float" office:value="8091">
            <text:p>8091</text:p>
          </table:table-cell>
          <table:table-cell office:value-type="float" office:value="8254">
            <text:p>8254</text:p>
          </table:table-cell>
          <table:table-cell office:value-type="float" office:value="8308">
            <text:p>8308</text:p>
          </table:table-cell>
          <table:table-cell office:value-type="float" office:value="8181">
            <text:p>8181</text:p>
          </table:table-cell>
          <table:table-cell office:value-type="float" office:value="8002">
            <text:p>8002</text:p>
          </table:table-cell>
          <table:table-cell table:formula="of:=SQRT(VAR([.D28:.H28]))" office:value-type="float" office:value="123.132855079382">
            <text:p>123,13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8230">
            <text:p>8230</text:p>
          </table:table-cell>
          <table:table-cell table:formula="of:=LOG(MEDIAN([.D29:.H29]))" office:value-type="float" office:value="3.91539983521227">
            <text:p>3,9153998352</text:p>
          </table:table-cell>
          <table:table-cell office:value-type="float" office:value="8236">
            <text:p>8236</text:p>
          </table:table-cell>
          <table:table-cell office:value-type="float" office:value="8230">
            <text:p>8230</text:p>
          </table:table-cell>
          <table:table-cell office:value-type="float" office:value="8307">
            <text:p>8307</text:p>
          </table:table-cell>
          <table:table-cell office:value-type="float" office:value="8139">
            <text:p>8139</text:p>
          </table:table-cell>
          <table:table-cell office:value-type="float" office:value="8001">
            <text:p>8001</text:p>
          </table:table-cell>
          <table:table-cell table:formula="of:=SQRT(VAR([.D29:.H29]))" office:value-type="float" office:value="117.742515685711">
            <text:p>117,74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8182">
            <text:p>8182</text:p>
          </table:table-cell>
          <table:table-cell table:formula="of:=LOG(MEDIAN([.D30:.H30]))" office:value-type="float" office:value="3.91285947516235">
            <text:p>3,9128594752</text:p>
          </table:table-cell>
          <table:table-cell office:value-type="float" office:value="8026">
            <text:p>8026</text:p>
          </table:table-cell>
          <table:table-cell office:value-type="float" office:value="8167">
            <text:p>8167</text:p>
          </table:table-cell>
          <table:table-cell office:value-type="float" office:value="8182">
            <text:p>8182</text:p>
          </table:table-cell>
          <table:table-cell office:value-type="float" office:value="8203">
            <text:p>8203</text:p>
          </table:table-cell>
          <table:table-cell office:value-type="float" office:value="8265">
            <text:p>8265</text:p>
          </table:table-cell>
          <table:table-cell table:formula="of:=SQRT(VAR([.D30:.H30]))" office:value-type="float" office:value="88.0244284275678">
            <text:p>88,02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8228">
            <text:p>8228</text:p>
          </table:table-cell>
          <table:table-cell table:formula="of:=LOG(MEDIAN([.D31:.H31]))" office:value-type="float" office:value="3.91529428302269">
            <text:p>3,915294283</text:p>
          </table:table-cell>
          <table:table-cell office:value-type="float" office:value="8276">
            <text:p>8276</text:p>
          </table:table-cell>
          <table:table-cell office:value-type="float" office:value="8368">
            <text:p>8368</text:p>
          </table:table-cell>
          <table:table-cell office:value-type="float" office:value="8228">
            <text:p>8228</text:p>
          </table:table-cell>
          <table:table-cell office:value-type="float" office:value="8199">
            <text:p>8199</text:p>
          </table:table-cell>
          <table:table-cell office:value-type="float" office:value="8035">
            <text:p>8035</text:p>
          </table:table-cell>
          <table:table-cell table:formula="of:=SQRT(VAR([.D31:.H31]))" office:value-type="float" office:value="122.232156161953">
            <text:p>122,23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8120">
            <text:p>8120</text:p>
          </table:table-cell>
          <table:table-cell table:formula="of:=LOG(MEDIAN([.D32:.H32]))" office:value-type="float" office:value="3.90955602924118">
            <text:p>3,9095560292</text:p>
          </table:table-cell>
          <table:table-cell office:value-type="float" office:value="8120">
            <text:p>8120</text:p>
          </table:table-cell>
          <table:table-cell office:value-type="float" office:value="8282">
            <text:p>8282</text:p>
          </table:table-cell>
          <table:table-cell office:value-type="float" office:value="8078">
            <text:p>8078</text:p>
          </table:table-cell>
          <table:table-cell office:value-type="float" office:value="8192">
            <text:p>8192</text:p>
          </table:table-cell>
          <table:table-cell office:value-type="float" office:value="8041">
            <text:p>8041</text:p>
          </table:table-cell>
          <table:table-cell table:formula="of:=SQRT(VAR([.D32:.H32]))" office:value-type="float" office:value="96.0197896269306">
            <text:p>96,02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8371">
            <text:p>8371</text:p>
          </table:table-cell>
          <table:table-cell table:formula="of:=LOG(MEDIAN([.D33:.H33]))" office:value-type="float" office:value="3.9227773419288">
            <text:p>3,9227773419</text:p>
          </table:table-cell>
          <table:table-cell office:value-type="float" office:value="8371">
            <text:p>8371</text:p>
          </table:table-cell>
          <table:table-cell office:value-type="float" office:value="8530">
            <text:p>8530</text:p>
          </table:table-cell>
          <table:table-cell office:value-type="float" office:value="8343">
            <text:p>8343</text:p>
          </table:table-cell>
          <table:table-cell office:value-type="float" office:value="8555">
            <text:p>8555</text:p>
          </table:table-cell>
          <table:table-cell office:value-type="float" office:value="8287">
            <text:p>8287</text:p>
          </table:table-cell>
          <table:table-cell table:formula="of:=SQRT(VAR([.D33:.H33]))" office:value-type="float" office:value="118.64316246628">
            <text:p>118,64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/08/2011</text:date>, <text:time>12:14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Cabellos</meta:initial-creator>
    <meta:creation-date>2011-08-18T09:34:09</meta:creation-date>
    <dc:date>2011-08-25T12:14:10</dc:date>
    <dc:creator>Luis Cabellos</dc:creator>
    <meta:editing-duration>P1DT1H38M9S</meta:editing-duration>
    <meta:editing-cycles>6</meta:editing-cycles>
    <meta:generator>LibreOffice/3.3$Unix LibreOffice_project/330m19$Build-301</meta:generator>
    <meta:document-statistic meta:table-count="4" meta:cell-count="1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 chart:error-upper-indicator="true" chart:error-lower-indicator="true" chart:error-category="cell-range" chart:error-upper-range="Hoja1.I2:Hoja1.I33" chart:error-lower-range="Hoja1.I2:Hoja1.I33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error-upper-range="Hoja1.I2:Hoja1.I33" chart:error-lower-range="Hoja1.I2:Hoja1.I33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26cm" svg:height="7.25cm" xlink:href=".." xlink:type="simple" chart:class="chart:line" chart:style-name="ch1">
        <chart:plot-area chart:style-name="ch2" table:cell-range-address="Hoja1.A1:Hoja1.B33" chart:data-source-has-labels="both" svg:x="0.692cm" svg:y="0.715cm" svg:width="10.95cm" svg:height="5.97cm">
          <chartooo:coordinate-region svg:x="1.869cm" svg:y="0.914cm" svg:width="9.527cm" svg:height="4.68cm"/>
          <chart:axis chart:dimension="x" chart:name="primary-x" chart:style-name="ch3">
            <chart:categories table:cell-range-address="Hoja1.A2:Hoja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33" chart:label-cell-address="Hoja1.B1:Hoja1.B1" chart:class="chart:line">
            <chart:error-indicator chart:style-name="ch7" chart:dimension="y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B1:Hoja1.B1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Hoja1.A2:Hoja1.A33</svg:desc>
                </draw:g>
              </table:table-cell>
              <table:table-cell office:value-type="float" office:value="8831">
                <text:p>8831</text:p>
                <draw:g>
                  <svg:desc>Hoja1.B2:Hoja1.B33</svg:desc>
                </draw:g>
              </table:table-cell>
              <table:table-cell office:value-type="float" office:value="259.086858022556">
                <text:p>259.086858022556</text:p>
                <draw:g>
                  <svg:desc>Hoja1.I2:Hoja1.I33</svg:desc>
                </draw:g>
              </table:table-cell>
              <table:table-cell office:value-type="float" office:value="259.086858022556">
                <text:p>259.086858022556</text:p>
                <draw:g>
                  <svg:desc>Hoja1.I2:Hoja1.I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6">
                <text:p>499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97.5663876547656">
                <text:p>97.56638765476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3">
                <text:p>3813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102.680572651305">
                <text:p>102.6805726513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7">
                <text:p>3317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95.048934765204">
                <text:p>95.0489347652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27">
                <text:p>2927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6.726696064604">
                <text:p>316.7266960646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53">
                <text:p>2553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63.2905996179527">
                <text:p>63.29059961795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58">
                <text:p>2458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10.0598210719674">
                <text:p>10.05982107196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9">
                <text:p>2269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88.1572458734958">
                <text:p>88.15724587349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1">
                <text:p>2381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80.6628786989406">
                <text:p>80.66287869894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2">
                <text:p>2192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8.474550040343">
                <text:p>28.4745500403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15">
                <text:p>2215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100.830055043127">
                <text:p>100.8300550431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3">
                <text:p>2373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143.193226096768">
                <text:p>143.1932260967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80">
                <text:p>2080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34.165772346019">
                <text:p>34.16577234601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9">
                <text:p>2019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177.057900134391">
                <text:p>177.05790013439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09">
                <text:p>2309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141.056017241378">
                <text:p>141.05601724137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68">
                <text:p>2068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15.9624559513879">
                <text:p>15.962455951387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26">
                <text:p>2026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127.37739202857">
                <text:p>127.3773920285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60">
                <text:p>2160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77.8864558187109">
                <text:p>77.886455818710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956">
                <text:p>195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7.5840837122666">
                <text:p>17.584083712266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035">
                <text:p>2035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91.513386998843">
                <text:p>91.51338699884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994">
                <text:p>1994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57.5239080730786">
                <text:p>57.523908073078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87">
                <text:p>1987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93.3450587872759">
                <text:p>93.34505878727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955">
                <text:p>1955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41.4306649717332">
                <text:p>41.43066497173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065">
                <text:p>2065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67.3706167405346">
                <text:p>67.3706167405346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989">
                <text:p>1989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87.2771447745628">
                <text:p>87.2771447745628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924">
                <text:p>1924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32.3496522392436">
                <text:p>32.349652239243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860">
                <text:p>1860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9.09395403551173">
                <text:p>9.09395403551173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863">
                <text:p>1863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71.1287564913095">
                <text:p>71.1287564913095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964">
                <text:p>1964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30.0116643990299">
                <text:p>30.011664399029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073">
                <text:p>2073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9.593918294136">
                <text:p>29.59391829413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011">
                <text:p>2011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.565275362233">
                <text:p>19.56527536223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5">
                <text:p>2025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78.0205101239411">
                <text:p>78.0205101239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resumen.D2:resumen.D33" chart:error-lower-range="resumen.D2:resumen.D33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resumen.G2:resumen.G33" chart:error-lower-range="resumen.G2:resumen.G33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resumen.J2:resumen.J33" chart:error-lower-range="resumen.J2:resumen.J33"/>
      <style:graphic-properties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7cm" svg:height="8.126cm" xlink:href=".." xlink:type="simple" chart:class="chart:line" chart:style-name="ch1">
        <chart:plot-area chart:style-name="ch2" table:cell-range-address="resumen.A2:resumen.B33 resumen.A1:resumen.B1 resumen.E1:resumen.E33 resumen.H1:resumen.H33" chart:data-source-has-labels="both" svg:x="0.701cm" svg:y="0.783cm" svg:width="11.367cm" svg:height="6.2cm">
          <chartooo:coordinate-region svg:x="0.874cm" svg:y="0.783cm" svg:width="10.994cm" svg:height="5.109cm"/>
          <chart:axis chart:dimension="x" chart:name="primary-x" chart:style-name="ch3">
            <chart:title svg:x="5.652cm" svg:y="7.145cm" chart:style-name="ch4">
              <text:p>work size</text:p>
            </chart:title>
            <chart:categories table:cell-range-address="resumen.A2:resumen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en.B2:resumen.B33" chart:label-cell-address="resumen.B1:resumen.B1" chart:class="chart:line">
            <chart:error-indicator chart:style-name="ch8" chart:dimension="y"/>
            <chart:data-point chart:repeated="32"/>
          </chart:series>
          <chart:series chart:style-name="ch9" chart:values-cell-range-address="resumen.E2:resumen.E33" chart:label-cell-address="resumen.E1:resumen.E1" chart:class="chart:line">
            <chart:error-indicator chart:style-name="ch8" chart:dimension="y"/>
            <chart:data-point chart:repeated="32"/>
          </chart:series>
          <chart:series chart:style-name="ch10" chart:values-cell-range-address="resumen.H2:resumen.H33" chart:label-cell-address="resumen.H1:resumen.H1" chart:class="chart:line">
            <chart:error-indicator chart:style-name="ch8" chart:dimension="y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resumen.B1:resumen.B1</svg:desc>
                </draw:g>
              </table:table-cell>
              <table:table-cell office:value-type="string">
                <text:p>Columna D</text:p>
              </table:table-cell>
              <table:table-cell office:value-type="string">
                <text:p>Columna D</text:p>
              </table:table-cell>
              <table:table-cell office:value-type="string">
                <text:p>Time</text:p>
                <draw:g>
                  <svg:desc>resumen.E1:resumen.E1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  <table:table-cell office:value-type="string">
                <text:p>Time</text:p>
                <draw:g>
                  <svg:desc>resumen.H1:resumen.H1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resumen.A2:resumen.A33</svg:desc>
                </draw:g>
              </table:table-cell>
              <table:table-cell office:value-type="float" office:value="8831">
                <text:p>8831</text:p>
                <draw:g>
                  <svg:desc>resumen.B2:resumen.B33</svg:desc>
                </draw:g>
              </table:table-cell>
              <table:table-cell office:value-type="float" office:value="259.086858022556">
                <text:p>259.086858022556</text:p>
                <draw:g>
                  <svg:desc>resumen.D2:resumen.D33</svg:desc>
                </draw:g>
              </table:table-cell>
              <table:table-cell office:value-type="float" office:value="259.086858022556">
                <text:p>259.086858022556</text:p>
                <draw:g>
                  <svg:desc>resumen.D2:resumen.D33</svg:desc>
                </draw:g>
              </table:table-cell>
              <table:table-cell office:value-type="float" office:value="8760">
                <text:p>8760</text:p>
                <draw:g>
                  <svg:desc>resumen.E2:resumen.E33</svg:desc>
                </draw:g>
              </table:table-cell>
              <table:table-cell office:value-type="float" office:value="66.1687237295688">
                <text:p>66.1687237295688</text:p>
                <draw:g>
                  <svg:desc>resumen.G2:resumen.G33</svg:desc>
                </draw:g>
              </table:table-cell>
              <table:table-cell office:value-type="float" office:value="66.1687237295688">
                <text:p>66.1687237295688</text:p>
                <draw:g>
                  <svg:desc>resumen.G2:resumen.G33</svg:desc>
                </draw:g>
              </table:table-cell>
              <table:table-cell office:value-type="float" office:value="92391">
                <text:p>92391</text:p>
                <draw:g>
                  <svg:desc>resumen.H2:resumen.H33</svg:desc>
                </draw:g>
              </table:table-cell>
              <table:table-cell office:value-type="float" office:value="27472.9293177848">
                <text:p>27472.9293177848</text:p>
                <draw:g>
                  <svg:desc>resumen.J2:resumen.J33</svg:desc>
                </draw:g>
              </table:table-cell>
              <table:table-cell office:value-type="float" office:value="27472.9293177848">
                <text:p>27472.9293177848</text:p>
                <draw:g>
                  <svg:desc>resumen.J2:resumen.J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6">
                <text:p>499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5251">
                <text:p>5251</text:p>
              </table:table-cell>
              <table:table-cell office:value-type="float" office:value="445.673310845512">
                <text:p>445.673310845512</text:p>
              </table:table-cell>
              <table:table-cell office:value-type="float" office:value="445.673310845512">
                <text:p>445.673310845512</text:p>
              </table:table-cell>
              <table:table-cell office:value-type="float" office:value="26353">
                <text:p>26353</text:p>
              </table:table-cell>
              <table:table-cell office:value-type="float" office:value="1729.23980407577">
                <text:p>1729.23980407577</text:p>
              </table:table-cell>
              <table:table-cell office:value-type="float" office:value="1729.23980407577">
                <text:p>1729.239804075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3">
                <text:p>3813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4209">
                <text:p>4209</text:p>
              </table:table-cell>
              <table:table-cell office:value-type="float" office:value="376.303467961697">
                <text:p>376.303467961697</text:p>
              </table:table-cell>
              <table:table-cell office:value-type="float" office:value="376.303467961697">
                <text:p>376.303467961697</text:p>
              </table:table-cell>
              <table:table-cell office:value-type="float" office:value="19858">
                <text:p>19858</text:p>
              </table:table-cell>
              <table:table-cell office:value-type="float" office:value="2754.77400161973">
                <text:p>2754.77400161973</text:p>
              </table:table-cell>
              <table:table-cell office:value-type="float" office:value="2754.77400161973">
                <text:p>2754.774001619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7">
                <text:p>3317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4156">
                <text:p>4156</text:p>
              </table:table-cell>
              <table:table-cell office:value-type="float" office:value="34.7390270445216">
                <text:p>34.7390270445216</text:p>
              </table:table-cell>
              <table:table-cell office:value-type="float" office:value="34.7390270445216">
                <text:p>34.7390270445216</text:p>
              </table:table-cell>
              <table:table-cell office:value-type="float" office:value="14941">
                <text:p>14941</text:p>
              </table:table-cell>
              <table:table-cell office:value-type="float" office:value="1463.61630900998">
                <text:p>1463.61630900998</text:p>
              </table:table-cell>
              <table:table-cell office:value-type="float" office:value="1463.61630900998">
                <text:p>1463.616309009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27">
                <text:p>2927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56">
                <text:p>3156</text:p>
              </table:table-cell>
              <table:table-cell office:value-type="float" office:value="275.585195538512">
                <text:p>275.585195538512</text:p>
              </table:table-cell>
              <table:table-cell office:value-type="float" office:value="275.585195538512">
                <text:p>275.585195538512</text:p>
              </table:table-cell>
              <table:table-cell office:value-type="float" office:value="12801">
                <text:p>12801</text:p>
              </table:table-cell>
              <table:table-cell office:value-type="float" office:value="209.888541850192">
                <text:p>209.888541850192</text:p>
              </table:table-cell>
              <table:table-cell office:value-type="float" office:value="209.888541850192">
                <text:p>209.8885418501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53">
                <text:p>2553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2843">
                <text:p>2843</text:p>
              </table:table-cell>
              <table:table-cell office:value-type="float" office:value="205.363823493818">
                <text:p>205.363823493818</text:p>
              </table:table-cell>
              <table:table-cell office:value-type="float" office:value="205.363823493818">
                <text:p>205.363823493818</text:p>
              </table:table-cell>
              <table:table-cell office:value-type="float" office:value="13039">
                <text:p>13039</text:p>
              </table:table-cell>
              <table:table-cell office:value-type="float" office:value="955.138314591138">
                <text:p>955.138314591138</text:p>
              </table:table-cell>
              <table:table-cell office:value-type="float" office:value="955.138314591138">
                <text:p>955.1383145911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58">
                <text:p>2458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2615">
                <text:p>2615</text:p>
              </table:table-cell>
              <table:table-cell office:value-type="float" office:value="207.322936502453">
                <text:p>207.322936502453</text:p>
              </table:table-cell>
              <table:table-cell office:value-type="float" office:value="207.322936502453">
                <text:p>207.322936502453</text:p>
              </table:table-cell>
              <table:table-cell office:value-type="float" office:value="11324">
                <text:p>11324</text:p>
              </table:table-cell>
              <table:table-cell office:value-type="float" office:value="382.597961311871">
                <text:p>382.597961311871</text:p>
              </table:table-cell>
              <table:table-cell office:value-type="float" office:value="382.597961311871">
                <text:p>382.5979613118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9">
                <text:p>2269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2316">
                <text:p>2316</text:p>
              </table:table-cell>
              <table:table-cell office:value-type="float" office:value="75.2063827078527">
                <text:p>75.2063827078527</text:p>
              </table:table-cell>
              <table:table-cell office:value-type="float" office:value="75.2063827078527">
                <text:p>75.2063827078527</text:p>
              </table:table-cell>
              <table:table-cell office:value-type="float" office:value="10778">
                <text:p>10778</text:p>
              </table:table-cell>
              <table:table-cell office:value-type="float" office:value="1010.1085585223">
                <text:p>1010.1085585223</text:p>
              </table:table-cell>
              <table:table-cell office:value-type="float" office:value="1010.1085585223">
                <text:p>1010.10855852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1">
                <text:p>2381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2271">
                <text:p>2271</text:p>
              </table:table-cell>
              <table:table-cell office:value-type="float" office:value="184.641544620922">
                <text:p>184.641544620922</text:p>
              </table:table-cell>
              <table:table-cell office:value-type="float" office:value="184.641544620922">
                <text:p>184.641544620922</text:p>
              </table:table-cell>
              <table:table-cell office:value-type="float" office:value="10286">
                <text:p>10286</text:p>
              </table:table-cell>
              <table:table-cell office:value-type="float" office:value="719.262956087688">
                <text:p>719.262956087688</text:p>
              </table:table-cell>
              <table:table-cell office:value-type="float" office:value="719.262956087688">
                <text:p>719.2629560876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2">
                <text:p>2192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206">
                <text:p>2206</text:p>
              </table:table-cell>
              <table:table-cell office:value-type="float" office:value="250.274848916147">
                <text:p>250.274848916147</text:p>
              </table:table-cell>
              <table:table-cell office:value-type="float" office:value="250.274848916147">
                <text:p>250.274848916147</text:p>
              </table:table-cell>
              <table:table-cell office:value-type="float" office:value="10534">
                <text:p>10534</text:p>
              </table:table-cell>
              <table:table-cell office:value-type="float" office:value="424.288816727474">
                <text:p>424.288816727474</text:p>
              </table:table-cell>
              <table:table-cell office:value-type="float" office:value="424.288816727474">
                <text:p>424.28881672747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15">
                <text:p>2215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2517">
                <text:p>2517</text:p>
              </table:table-cell>
              <table:table-cell office:value-type="float" office:value="180.111909656191">
                <text:p>180.111909656191</text:p>
              </table:table-cell>
              <table:table-cell office:value-type="float" office:value="180.111909656191">
                <text:p>180.111909656191</text:p>
              </table:table-cell>
              <table:table-cell office:value-type="float" office:value="9630">
                <text:p>9630</text:p>
              </table:table-cell>
              <table:table-cell office:value-type="float" office:value="733.548430575651">
                <text:p>733.548430575651</text:p>
              </table:table-cell>
              <table:table-cell office:value-type="float" office:value="733.548430575651">
                <text:p>733.54843057565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3">
                <text:p>2373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2141">
                <text:p>2141</text:p>
              </table:table-cell>
              <table:table-cell office:value-type="float" office:value="149.490802392656">
                <text:p>149.490802392656</text:p>
              </table:table-cell>
              <table:table-cell office:value-type="float" office:value="149.490802392656">
                <text:p>149.490802392656</text:p>
              </table:table-cell>
              <table:table-cell office:value-type="float" office:value="9485">
                <text:p>9485</text:p>
              </table:table-cell>
              <table:table-cell office:value-type="float" office:value="665.878367271381">
                <text:p>665.878367271381</text:p>
              </table:table-cell>
              <table:table-cell office:value-type="float" office:value="665.878367271381">
                <text:p>665.8783672713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80">
                <text:p>2080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2022">
                <text:p>2022</text:p>
              </table:table-cell>
              <table:table-cell office:value-type="float" office:value="44.6284662519339">
                <text:p>44.6284662519339</text:p>
              </table:table-cell>
              <table:table-cell office:value-type="float" office:value="44.6284662519339">
                <text:p>44.6284662519339</text:p>
              </table:table-cell>
              <table:table-cell office:value-type="float" office:value="9176">
                <text:p>9176</text:p>
              </table:table-cell>
              <table:table-cell office:value-type="float" office:value="33.9558536926993">
                <text:p>33.9558536926993</text:p>
              </table:table-cell>
              <table:table-cell office:value-type="float" office:value="33.9558536926993">
                <text:p>33.95585369269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9">
                <text:p>2019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2073">
                <text:p>2073</text:p>
              </table:table-cell>
              <table:table-cell office:value-type="float" office:value="112.241703479589">
                <text:p>112.241703479589</text:p>
              </table:table-cell>
              <table:table-cell office:value-type="float" office:value="112.241703479589">
                <text:p>112.241703479589</text:p>
              </table:table-cell>
              <table:table-cell office:value-type="float" office:value="9188">
                <text:p>9188</text:p>
              </table:table-cell>
              <table:table-cell office:value-type="float" office:value="463.347925429693">
                <text:p>463.347925429693</text:p>
              </table:table-cell>
              <table:table-cell office:value-type="float" office:value="463.347925429693">
                <text:p>463.34792542969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09">
                <text:p>2309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2132">
                <text:p>2132</text:p>
              </table:table-cell>
              <table:table-cell office:value-type="float" office:value="101.071756688009">
                <text:p>101.071756688009</text:p>
              </table:table-cell>
              <table:table-cell office:value-type="float" office:value="101.071756688009">
                <text:p>101.071756688009</text:p>
              </table:table-cell>
              <table:table-cell office:value-type="float" office:value="9041">
                <text:p>9041</text:p>
              </table:table-cell>
              <table:table-cell office:value-type="float" office:value="448.57362829306">
                <text:p>448.57362829306</text:p>
              </table:table-cell>
              <table:table-cell office:value-type="float" office:value="448.57362829306">
                <text:p>448.5736282930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68">
                <text:p>2068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2177">
                <text:p>2177</text:p>
              </table:table-cell>
              <table:table-cell office:value-type="float" office:value="126.827441825498">
                <text:p>126.827441825498</text:p>
              </table:table-cell>
              <table:table-cell office:value-type="float" office:value="126.827441825498">
                <text:p>126.827441825498</text:p>
              </table:table-cell>
              <table:table-cell office:value-type="float" office:value="9128">
                <text:p>9128</text:p>
              </table:table-cell>
              <table:table-cell office:value-type="float" office:value="142.094334862443">
                <text:p>142.094334862443</text:p>
              </table:table-cell>
              <table:table-cell office:value-type="float" office:value="142.094334862443">
                <text:p>142.09433486244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26">
                <text:p>2026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2076">
                <text:p>2076</text:p>
              </table:table-cell>
              <table:table-cell office:value-type="float" office:value="52.562343935559">
                <text:p>52.562343935559</text:p>
              </table:table-cell>
              <table:table-cell office:value-type="float" office:value="52.562343935559">
                <text:p>52.562343935559</text:p>
              </table:table-cell>
              <table:table-cell office:value-type="float" office:value="8705">
                <text:p>8705</text:p>
              </table:table-cell>
              <table:table-cell office:value-type="float" office:value="163.330033980282">
                <text:p>163.330033980282</text:p>
              </table:table-cell>
              <table:table-cell office:value-type="float" office:value="163.330033980282">
                <text:p>163.33003398028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60">
                <text:p>2160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2048">
                <text:p>2048</text:p>
              </table:table-cell>
              <table:table-cell office:value-type="float" office:value="74.9753292757024">
                <text:p>74.9753292757024</text:p>
              </table:table-cell>
              <table:table-cell office:value-type="float" office:value="74.9753292757024">
                <text:p>74.9753292757024</text:p>
              </table:table-cell>
              <table:table-cell office:value-type="float" office:value="8733">
                <text:p>8733</text:p>
              </table:table-cell>
              <table:table-cell office:value-type="float" office:value="246.435995747375">
                <text:p>246.435995747375</text:p>
              </table:table-cell>
              <table:table-cell office:value-type="float" office:value="246.435995747375">
                <text:p>246.43599574737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956">
                <text:p>195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961">
                <text:p>1961</text:p>
              </table:table-cell>
              <table:table-cell office:value-type="float" office:value="77.9153386696099">
                <text:p>77.9153386696099</text:p>
              </table:table-cell>
              <table:table-cell office:value-type="float" office:value="77.9153386696099">
                <text:p>77.9153386696099</text:p>
              </table:table-cell>
              <table:table-cell office:value-type="float" office:value="8606">
                <text:p>8606</text:p>
              </table:table-cell>
              <table:table-cell office:value-type="float" office:value="33.7934904974316">
                <text:p>33.7934904974316</text:p>
              </table:table-cell>
              <table:table-cell office:value-type="float" office:value="33.7934904974316">
                <text:p>33.793490497431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035">
                <text:p>2035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1964">
                <text:p>1964</text:p>
              </table:table-cell>
              <table:table-cell office:value-type="float" office:value="7.61577310586391">
                <text:p>7.61577310586391</text:p>
              </table:table-cell>
              <table:table-cell office:value-type="float" office:value="7.61577310586391">
                <text:p>7.61577310586391</text:p>
              </table:table-cell>
              <table:table-cell office:value-type="float" office:value="8435">
                <text:p>8435</text:p>
              </table:table-cell>
              <table:table-cell office:value-type="float" office:value="19.8821528009419">
                <text:p>19.8821528009419</text:p>
              </table:table-cell>
              <table:table-cell office:value-type="float" office:value="19.8821528009419">
                <text:p>19.882152800941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994">
                <text:p>1994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1992">
                <text:p>1992</text:p>
              </table:table-cell>
              <table:table-cell office:value-type="float" office:value="37.6191440625647">
                <text:p>37.6191440625647</text:p>
              </table:table-cell>
              <table:table-cell office:value-type="float" office:value="37.6191440625647">
                <text:p>37.6191440625647</text:p>
              </table:table-cell>
              <table:table-cell office:value-type="float" office:value="8444">
                <text:p>8444</text:p>
              </table:table-cell>
              <table:table-cell office:value-type="float" office:value="73.4418137030942">
                <text:p>73.4418137030942</text:p>
              </table:table-cell>
              <table:table-cell office:value-type="float" office:value="73.4418137030942">
                <text:p>73.441813703094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87">
                <text:p>1987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1961">
                <text:p>1961</text:p>
              </table:table-cell>
              <table:table-cell office:value-type="float" office:value="28.5779635383629">
                <text:p>28.5779635383629</text:p>
              </table:table-cell>
              <table:table-cell office:value-type="float" office:value="28.5779635383629">
                <text:p>28.5779635383629</text:p>
              </table:table-cell>
              <table:table-cell office:value-type="float" office:value="8375">
                <text:p>8375</text:p>
              </table:table-cell>
              <table:table-cell office:value-type="float" office:value="245.134044963159">
                <text:p>245.134044963159</text:p>
              </table:table-cell>
              <table:table-cell office:value-type="float" office:value="245.134044963159">
                <text:p>245.1340449631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955">
                <text:p>1955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1971">
                <text:p>1971</text:p>
              </table:table-cell>
              <table:table-cell office:value-type="float" office:value="27.0979704037037">
                <text:p>27.0979704037037</text:p>
              </table:table-cell>
              <table:table-cell office:value-type="float" office:value="27.0979704037037">
                <text:p>27.0979704037037</text:p>
              </table:table-cell>
              <table:table-cell office:value-type="float" office:value="8398">
                <text:p>8398</text:p>
              </table:table-cell>
              <table:table-cell office:value-type="float" office:value="40.7860270190662">
                <text:p>40.7860270190662</text:p>
              </table:table-cell>
              <table:table-cell office:value-type="float" office:value="40.7860270190662">
                <text:p>40.786027019066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065">
                <text:p>2065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1920">
                <text:p>1920</text:p>
              </table:table-cell>
              <table:table-cell office:value-type="float" office:value="10.7563934476199">
                <text:p>10.7563934476199</text:p>
              </table:table-cell>
              <table:table-cell office:value-type="float" office:value="10.7563934476199">
                <text:p>10.7563934476199</text:p>
              </table:table-cell>
              <table:table-cell office:value-type="float" office:value="8803">
                <text:p>8803</text:p>
              </table:table-cell>
              <table:table-cell office:value-type="float" office:value="293.781721691463">
                <text:p>293.781721691463</text:p>
              </table:table-cell>
              <table:table-cell office:value-type="float" office:value="293.781721691463">
                <text:p>293.78172169146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989">
                <text:p>1989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2016">
                <text:p>2016</text:p>
              </table:table-cell>
              <table:table-cell office:value-type="float" office:value="24.8133028837356">
                <text:p>24.8133028837356</text:p>
              </table:table-cell>
              <table:table-cell office:value-type="float" office:value="24.8133028837356">
                <text:p>24.8133028837356</text:p>
              </table:table-cell>
              <table:table-cell office:value-type="float" office:value="8049">
                <text:p>8049</text:p>
              </table:table-cell>
              <table:table-cell office:value-type="float" office:value="162.77069760863">
                <text:p>162.77069760863</text:p>
              </table:table-cell>
              <table:table-cell office:value-type="float" office:value="162.77069760863">
                <text:p>162.7706976086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924">
                <text:p>1924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1971">
                <text:p>1971</text:p>
              </table:table-cell>
              <table:table-cell office:value-type="float" office:value="17.9638525934723">
                <text:p>17.9638525934723</text:p>
              </table:table-cell>
              <table:table-cell office:value-type="float" office:value="17.9638525934723">
                <text:p>17.9638525934723</text:p>
              </table:table-cell>
              <table:table-cell office:value-type="float" office:value="8077">
                <text:p>8077</text:p>
              </table:table-cell>
              <table:table-cell office:value-type="float" office:value="158.425692360804">
                <text:p>158.425692360804</text:p>
              </table:table-cell>
              <table:table-cell office:value-type="float" office:value="158.425692360804">
                <text:p>158.42569236080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860">
                <text:p>1860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1931">
                <text:p>1931</text:p>
              </table:table-cell>
              <table:table-cell office:value-type="float" office:value="21.5986110664552">
                <text:p>21.5986110664552</text:p>
              </table:table-cell>
              <table:table-cell office:value-type="float" office:value="21.5986110664552">
                <text:p>21.5986110664552</text:p>
              </table:table-cell>
              <table:table-cell office:value-type="float" office:value="8181">
                <text:p>8181</text:p>
              </table:table-cell>
              <table:table-cell office:value-type="float" office:value="123.132855079382">
                <text:p>123.132855079382</text:p>
              </table:table-cell>
              <table:table-cell office:value-type="float" office:value="123.132855079382">
                <text:p>123.13285507938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863">
                <text:p>1863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1965">
                <text:p>1965</text:p>
              </table:table-cell>
              <table:table-cell office:value-type="float" office:value="23.0282435283284">
                <text:p>23.0282435283284</text:p>
              </table:table-cell>
              <table:table-cell office:value-type="float" office:value="23.0282435283284">
                <text:p>23.0282435283284</text:p>
              </table:table-cell>
              <table:table-cell office:value-type="float" office:value="8230">
                <text:p>8230</text:p>
              </table:table-cell>
              <table:table-cell office:value-type="float" office:value="117.742515685711">
                <text:p>117.742515685711</text:p>
              </table:table-cell>
              <table:table-cell office:value-type="float" office:value="117.742515685711">
                <text:p>117.742515685711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964">
                <text:p>1964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1976">
                <text:p>1976</text:p>
              </table:table-cell>
              <table:table-cell office:value-type="float" office:value="26.8048503073604">
                <text:p>26.8048503073604</text:p>
              </table:table-cell>
              <table:table-cell office:value-type="float" office:value="26.8048503073604">
                <text:p>26.8048503073604</text:p>
              </table:table-cell>
              <table:table-cell office:value-type="float" office:value="8182">
                <text:p>8182</text:p>
              </table:table-cell>
              <table:table-cell office:value-type="float" office:value="88.0244284275678">
                <text:p>88.0244284275678</text:p>
              </table:table-cell>
              <table:table-cell office:value-type="float" office:value="88.0244284275678">
                <text:p>88.0244284275678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073">
                <text:p>2073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034">
                <text:p>2034</text:p>
              </table:table-cell>
              <table:table-cell office:value-type="float" office:value="70.2260635376923">
                <text:p>70.2260635376923</text:p>
              </table:table-cell>
              <table:table-cell office:value-type="float" office:value="70.2260635376923">
                <text:p>70.2260635376923</text:p>
              </table:table-cell>
              <table:table-cell office:value-type="float" office:value="8228">
                <text:p>8228</text:p>
              </table:table-cell>
              <table:table-cell office:value-type="float" office:value="122.232156161953">
                <text:p>122.232156161953</text:p>
              </table:table-cell>
              <table:table-cell office:value-type="float" office:value="122.232156161953">
                <text:p>122.232156161953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011">
                <text:p>2011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91">
                <text:p>1991</text:p>
              </table:table-cell>
              <table:table-cell office:value-type="float" office:value="7.42967024840268">
                <text:p>7.42967024840268</text:p>
              </table:table-cell>
              <table:table-cell office:value-type="float" office:value="7.42967024840268">
                <text:p>7.42967024840268</text:p>
              </table:table-cell>
              <table:table-cell office:value-type="float" office:value="8120">
                <text:p>8120</text:p>
              </table:table-cell>
              <table:table-cell office:value-type="float" office:value="96.0197896269306">
                <text:p>96.0197896269306</text:p>
              </table:table-cell>
              <table:table-cell office:value-type="float" office:value="96.0197896269306">
                <text:p>96.019789626930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5">
                <text:p>2025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2012">
                <text:p>2012</text:p>
              </table:table-cell>
              <table:table-cell office:value-type="float" office:value="37.2384210191571">
                <text:p>37.2384210191571</text:p>
              </table:table-cell>
              <table:table-cell office:value-type="float" office:value="37.2384210191571">
                <text:p>37.2384210191571</text:p>
              </table:table-cell>
              <table:table-cell office:value-type="float" office:value="8371">
                <text:p>8371</text:p>
              </table:table-cell>
              <table:table-cell office:value-type="float" office:value="118.64316246628">
                <text:p>118.64316246628</text:p>
              </table:table-cell>
              <table:table-cell office:value-type="float" office:value="118.64316246628">
                <text:p>118.64316246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pline-order="3" chart:right-angled-axes="true" chart:error-upper-indicator="true" chart:error-lower-indicator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error-upper-indicator="true" chart:error-lower-indicator="true" chart:error-upper-range="resumen.D2:resumen.D33" chart:error-lower-range="resumen.D2:resumen.D33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error-upper-indicator="true" chart:error-lower-indicator="true" chart:error-upper-range="resumen.G2:resumen.G33" chart:error-lower-range="resumen.G2:resumen.G33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error-upper-indicator="true" chart:error-lower-indicator="true" chart:error-upper-range="resumen.J2:resumen.J33" chart:error-lower-range="resumen.J2:resumen.J33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03cm" svg:height="8.396cm" xlink:href=".." xlink:type="simple" chart:class="chart:line" chart:style-name="ch1">
        <chart:plot-area chart:style-name="ch2" table:cell-range-address="resumen.A1:resumen.A33 resumen.C1:resumen.C33 resumen.F1:resumen.F33 resumen.I1:resumen.I33" chart:data-source-has-labels="both" svg:x="0.137cm" svg:y="0.802cm" svg:width="11.752cm" svg:height="7.051cm">
          <chartooo:coordinate-region svg:x="1.235cm" svg:y="1.001cm" svg:width="10.448cm" svg:height="5.761cm"/>
          <chart:axis chart:dimension="x" chart:name="primary-x" chart:style-name="ch3">
            <chart:categories table:cell-range-address="resumen.A2:resumen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men.C2:resumen.C33" chart:label-cell-address="resumen.C1:resumen.C1" chart:class="chart:line">
            <chart:data-point chart:repeated="32"/>
          </chart:series>
          <chart:series chart:style-name="ch7" chart:values-cell-range-address="resumen.F2:resumen.F33" chart:label-cell-address="resumen.F1:resumen.F1" chart:class="chart:line">
            <chart:data-point chart:repeated="32"/>
          </chart:series>
          <chart:series chart:style-name="ch8" chart:values-cell-range-address="resumen.I2:resumen.I33" chart:label-cell-address="resumen.I1:resumen.I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</text:p>
                <draw:g>
                  <svg:desc>resumen.C1:resumen.C1</svg:desc>
                </draw:g>
              </table:table-cell>
              <table:table-cell office:value-type="string">
                <text:p>log</text:p>
                <draw:g>
                  <svg:desc>resumen.F1:resumen.F1</svg:desc>
                </draw:g>
              </table:table-cell>
              <table:table-cell office:value-type="string">
                <text:p>log</text:p>
                <draw:g>
                  <svg:desc>resumen.I1:resum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resumen.A2:resumen.A33</svg:desc>
                </draw:g>
              </table:table-cell>
              <table:table-cell office:value-type="float" office:value="3.94600988476576">
                <text:p>3.94600988476576</text:p>
                <draw:g>
                  <svg:desc>resumen.C2:resumen.C33</svg:desc>
                </draw:g>
              </table:table-cell>
              <table:table-cell office:value-type="float" office:value="3.94250410616808">
                <text:p>3.94250410616808</text:p>
                <draw:g>
                  <svg:desc>resumen.F2:resumen.F33</svg:desc>
                </draw:g>
              </table:table-cell>
              <table:table-cell office:value-type="float" office:value="4.96562966774926">
                <text:p>4.96562966774926</text:p>
                <draw:g>
                  <svg:desc>resumen.I2:resumen.I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986224297021">
                <text:p>3.6986224297021</text:p>
              </table:table-cell>
              <table:table-cell office:value-type="float" office:value="3.72024201828706">
                <text:p>3.72024201828706</text:p>
              </table:table-cell>
              <table:table-cell office:value-type="float" office:value="4.42083006202611">
                <text:p>4.420830062026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8126680527367">
                <text:p>3.58126680527367</text:p>
              </table:table-cell>
              <table:table-cell office:value-type="float" office:value="3.62417892574802">
                <text:p>3.62417892574802</text:p>
              </table:table-cell>
              <table:table-cell office:value-type="float" office:value="4.29793550635965">
                <text:p>4.297935506359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074547151948">
                <text:p>3.52074547151948</text:p>
              </table:table-cell>
              <table:table-cell office:value-type="float" office:value="3.61867553888514">
                <text:p>3.61867553888514</text:p>
              </table:table-cell>
              <table:table-cell office:value-type="float" office:value="4.17437966574899">
                <text:p>4.174379665748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6642272243379">
                <text:p>3.46642272243379</text:p>
              </table:table-cell>
              <table:table-cell office:value-type="float" office:value="3.49913699453738">
                <text:p>3.49913699453738</text:p>
              </table:table-cell>
              <table:table-cell office:value-type="float" office:value="4.10724389757897">
                <text:p>4.107243897578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40705081480425">
                <text:p>3.40705081480425</text:p>
              </table:table-cell>
              <table:table-cell office:value-type="float" office:value="3.45377685969044">
                <text:p>3.45377685969044</text:p>
              </table:table-cell>
              <table:table-cell office:value-type="float" office:value="4.11524428532726">
                <text:p>4.115244285327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39058187855043">
                <text:p>3.39058187855043</text:p>
              </table:table-cell>
              <table:table-cell office:value-type="float" office:value="3.41747169320329">
                <text:p>3.41747169320329</text:p>
              </table:table-cell>
              <table:table-cell office:value-type="float" office:value="4.05399986069306">
                <text:p>4.05399986069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35583449588494">
                <text:p>3.35583449588494</text:p>
              </table:table-cell>
              <table:table-cell office:value-type="float" office:value="3.3647385550554">
                <text:p>3.3647385550554</text:p>
              </table:table-cell>
              <table:table-cell office:value-type="float" office:value="4.03253817926001">
                <text:p>4.0325381792600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37675939540488">
                <text:p>3.37675939540488</text:p>
              </table:table-cell>
              <table:table-cell office:value-type="float" office:value="3.35621713421973">
                <text:p>3.35621713421973</text:p>
              </table:table-cell>
              <table:table-cell office:value-type="float" office:value="4.01224651998507">
                <text:p>4.012246519985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34084054981233">
                <text:p>3.34084054981233</text:p>
              </table:table-cell>
              <table:table-cell office:value-type="float" office:value="3.34360550810417">
                <text:p>3.34360550810417</text:p>
              </table:table-cell>
              <table:table-cell office:value-type="float" office:value="4.02259331402146">
                <text:p>4.022593314021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34537373055909">
                <text:p>3.34537373055909</text:p>
              </table:table-cell>
              <table:table-cell office:value-type="float" office:value="3.40088321554836">
                <text:p>3.40088321554836</text:p>
              </table:table-cell>
              <table:table-cell office:value-type="float" office:value="3.98362628712453">
                <text:p>3.9836262871245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37529773821734">
                <text:p>3.37529773821734</text:p>
              </table:table-cell>
              <table:table-cell office:value-type="float" office:value="3.33061666729444">
                <text:p>3.33061666729444</text:p>
              </table:table-cell>
              <table:table-cell office:value-type="float" office:value="3.97703733522468">
                <text:p>3.977037335224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.31806333496276">
                <text:p>3.31806333496276</text:p>
              </table:table-cell>
              <table:table-cell office:value-type="float" office:value="3.30578115125498">
                <text:p>3.30578115125498</text:p>
              </table:table-cell>
              <table:table-cell office:value-type="float" office:value="3.96265340489321">
                <text:p>3.9626534048932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.30513631894364">
                <text:p>3.30513631894364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3.96322098652299">
                <text:p>3.9632209865229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.36342393291718">
                <text:p>3.36342393291718</text:p>
              </table:table-cell>
              <table:table-cell office:value-type="float" office:value="3.32878720035453">
                <text:p>3.32878720035453</text:p>
              </table:table-cell>
              <table:table-cell office:value-type="float" office:value="3.95621646924339">
                <text:p>3.956216469243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.3155505344219">
                <text:p>3.3155505344219</text:p>
              </table:table-cell>
              <table:table-cell office:value-type="float" office:value="3.33785842904109">
                <text:p>3.33785842904109</text:p>
              </table:table-cell>
              <table:table-cell office:value-type="float" office:value="3.96037563141016">
                <text:p>3.9603756314101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30663944102426">
                <text:p>3.30663944102426</text:p>
              </table:table-cell>
              <table:table-cell office:value-type="float" office:value="3.31722734917642">
                <text:p>3.31722734917642</text:p>
              </table:table-cell>
              <table:table-cell office:value-type="float" office:value="3.93976877545335">
                <text:p>3.9397687754533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33445375115093">
                <text:p>3.33445375115093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3.94116346015847">
                <text:p>3.9411634601584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.29136885045158">
                <text:p>3.29136885045158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93480134174654">
                <text:p>3.9348013417465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3.30856441356124">
                <text:p>3.30856441356124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3.92608508692514">
                <text:p>3.92608508692514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3.29972515397564">
                <text:p>3.29972515397564</text:p>
              </table:table-cell>
              <table:table-cell office:value-type="float" office:value="3.29928933408768">
                <text:p>3.29928933408768</text:p>
              </table:table-cell>
              <table:table-cell office:value-type="float" office:value="3.92654822463562">
                <text:p>3.9265482246356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3.29819786710981">
                <text:p>3.29819786710981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92298481570888">
                <text:p>3.9229848157088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.29114676173189">
                <text:p>3.29114676173189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3.92417587030192">
                <text:p>3.9241758703019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.31492005599242">
                <text:p>3.31492005599242</text:p>
              </table:table-cell>
              <table:table-cell office:value-type="float" office:value="3.28330122870355">
                <text:p>3.28330122870355</text:p>
              </table:table-cell>
              <table:table-cell office:value-type="float" office:value="3.94463070185628">
                <text:p>3.9446307018562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.29863478312444">
                <text:p>3.29863478312444</text:p>
              </table:table-cell>
              <table:table-cell office:value-type="float" office:value="3.30449052777349">
                <text:p>3.30449052777349</text:p>
              </table:table-cell>
              <table:table-cell office:value-type="float" office:value="3.9057419273916">
                <text:p>3.9057419273916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.28420506770179">
                <text:p>3.28420506770179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3.90725008288133">
                <text:p>3.90725008288133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.26951294421792">
                <text:p>3.26951294421792</text:p>
              </table:table-cell>
              <table:table-cell office:value-type="float" office:value="3.28578227377939">
                <text:p>3.28578227377939</text:p>
              </table:table-cell>
              <table:table-cell office:value-type="float" office:value="3.91280639266129">
                <text:p>3.9128063926612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.27021285489624">
                <text:p>3.27021285489624</text:p>
              </table:table-cell>
              <table:table-cell office:value-type="float" office:value="3.29336255471145">
                <text:p>3.29336255471145</text:p>
              </table:table-cell>
              <table:table-cell office:value-type="float" office:value="3.91539983521227">
                <text:p>3.91539983521227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3.29578694025161">
                <text:p>3.29578694025161</text:p>
              </table:table-cell>
              <table:table-cell office:value-type="float" office:value="3.91285947516235">
                <text:p>3.91285947516235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3.30835094858673">
                <text:p>3.30835094858673</text:p>
              </table:table-cell>
              <table:table-cell office:value-type="float" office:value="3.91529428302269">
                <text:p>3.9152942830226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3.30341207059674">
                <text:p>3.30341207059674</text:p>
              </table:table-cell>
              <table:table-cell office:value-type="float" office:value="3.29907126002741">
                <text:p>3.29907126002741</text:p>
              </table:table-cell>
              <table:table-cell office:value-type="float" office:value="3.90955602924118">
                <text:p>3.9095560292411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3.30362797638389">
                <text:p>3.30362797638389</text:p>
              </table:table-cell>
              <table:table-cell office:value-type="float" office:value="3.9227773419288">
                <text:p>3.92277734192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